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Arial, Helvetica, sans-serif"/>
    <style:font-face style:name="Arial2" svg:font-family="Arial, 'Helvetica Neue', Helvetica, sans-serif"/>
    <style:font-face style:name="Arial1" svg:font-family="Arial, Helvetica, sans-serif"/>
    <style:font-face style:name="Consolas" svg:font-family="Consolas, 'Courier New', monospace"/>
    <style:font-face style:name="Consolas1" svg:font-family="Consolas, Menlo, Monaco, 'Lucida Console', 'Liberation Mono', 'DejaVu Sans Mono', 'Bitstream Vera Sans Mono', 'Courier New', monospace, sans-serif"/>
    <style:font-face style:name="Exo2" svg:font-family="Exo2, sans"/>
    <style:font-face style:name="Georgia" svg:font-family="Georgia, 'Bitstream Charter', serif"/>
    <style:font-face style:name="Helvetica Neue" svg:font-family="'Helvetica Neue', Helvetica, Arial, sans-serif"/>
    <style:font-face style:name="Inconsolata" svg:font-family="Inconsolata, monospace"/>
    <style:font-face style:name="Lato" svg:font-family="Lato, sans-serif"/>
    <style:font-face style:name="Mangal1" svg:font-family="Mangal"/>
    <style:font-face style:name="Noto Serif" svg:font-family="'Noto Serif', serif"/>
    <style:font-face style:name="OpenSansRegular" svg:font-family="OpenSansRegular, sans-serif"/>
    <style:font-face style:name="Rubik" svg:font-family="Rubik, sans-serif"/>
    <style:font-face style:name="SFMono-Regular" svg:font-family="SFMono-Regular, Consolas, 'Liberation Mono', Menlo, Courier, monospace"/>
    <style:font-face style:name="Segoe UI" svg:font-family="'Segoe UI', SegoeUI, 'Helvetica Neue', Helvetica, Arial, sans-serif"/>
    <style:font-face style:name="Verdana" svg:font-family="Verdana"/>
    <style:font-face style:name="YS Text Fallback" svg:font-family="'YS Text Fallback', Arial, Helvetica, sans-serif"/>
    <style:font-face style:name="inherit" svg:font-family="inherit"/>
    <style:font-face style:name="monospace" svg:font-family="monospace"/>
    <style:font-face style:name="verdana" svg:font-family="verdana, arial, helvetica, sans-serif"/>
    <style:font-face style:name="verdana1" svg:font-family="verdana, geneva, lucida, 'lucida grande', arial, helvetic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0.8cm" table:align="left" fo:background-color="#283033">
        <style:background-image/>
      </style:table-properties>
    </style:style>
    <style:style style:name="Таблица1.A" style:family="table-column">
      <style:table-column-properties style:column-width="0.367cm"/>
    </style:style>
    <style:style style:name="Таблица1.B" style:family="table-column">
      <style:table-column-properties style:column-width="10.433cm"/>
    </style:style>
    <style:style style:name="Таблица1.A1" style:family="table-cell">
      <style:table-cell-properties style:vertical-align="middle" fo:background-color="#3f4b4e" fo:padding-left="0cm" fo:padding-right="0.049cm" fo:padding-top="0cm" fo:padding-bottom="0cm" fo:border-left="none" fo:border-right="0.05pt dotted #808080" fo:border-top="none" fo:border-bottom="none">
        <style:background-image/>
      </style:table-cell-properties>
    </style:style>
    <style:style style:name="Таблица1.B1" style:family="table-cell">
      <style:table-cell-properties style:vertical-align="middle" fo:padding="0cm" fo:border="none"/>
    </style:style>
    <style:style style:name="Таблица2" style:family="table">
      <style:table-properties style:width="5.482cm" table:align="left"/>
    </style:style>
    <style:style style:name="Таблица2.A" style:family="table-column">
      <style:table-column-properties style:column-width="0.183cm"/>
    </style:style>
    <style:style style:name="Таблица2.B" style:family="table-column">
      <style:table-column-properties style:column-width="5.299cm"/>
    </style:style>
    <style:style style:name="Таблица2.A1" style:family="table-cell">
      <style:table-cell-properties style:vertical-align="middle" fo:padding="0cm" fo:border="none"/>
    </style:style>
    <style:style style:name="P1" style:family="paragraph" style:parent-style-name="Standard">
      <style:text-properties officeooo:paragraph-rsid="0006e7e1"/>
    </style:style>
    <style:style style:name="P2" style:family="paragraph" style:parent-style-name="Standard">
      <style:text-properties officeooo:paragraph-rsid="0016c53d"/>
    </style:style>
    <style:style style:name="P3" style:family="paragraph" style:parent-style-name="Standard">
      <style:text-properties officeooo:paragraph-rsid="0019fbc9"/>
    </style:style>
    <style:style style:name="P4" style:family="paragraph" style:parent-style-name="Standard">
      <style:text-properties officeooo:paragraph-rsid="001d82cf"/>
    </style:style>
    <style:style style:name="P5" style:family="paragraph" style:parent-style-name="Standard">
      <style:text-properties officeooo:paragraph-rsid="00242ef9"/>
    </style:style>
    <style:style style:name="P6" style:family="paragraph" style:parent-style-name="Standard">
      <style:text-properties officeooo:paragraph-rsid="002dc61f"/>
    </style:style>
    <style:style style:name="P7" style:family="paragraph" style:parent-style-name="Standard">
      <style:text-properties officeooo:paragraph-rsid="00376502"/>
    </style:style>
    <style:style style:name="P8" style:family="paragraph" style:parent-style-name="Standard">
      <style:text-properties officeooo:paragraph-rsid="003b5b08"/>
    </style:style>
    <style:style style:name="P9" style:family="paragraph" style:parent-style-name="Standard">
      <style:text-properties officeooo:paragraph-rsid="003ed5f4"/>
    </style:style>
    <style:style style:name="P10" style:family="paragraph" style:parent-style-name="Standard">
      <style:text-properties officeooo:paragraph-rsid="0048be18"/>
    </style:style>
    <style:style style:name="P11" style:family="paragraph" style:parent-style-name="Standard">
      <style:text-properties officeooo:paragraph-rsid="0049bf3c"/>
    </style:style>
    <style:style style:name="P12" style:family="paragraph" style:parent-style-name="Standard">
      <style:text-properties officeooo:paragraph-rsid="0051659e"/>
    </style:style>
    <style:style style:name="P13" style:family="paragraph" style:parent-style-name="Standard">
      <style:text-properties style:font-name="Liberation Serif" officeooo:paragraph-rsid="0006e7e1"/>
    </style:style>
    <style:style style:name="P14" style:family="paragraph" style:parent-style-name="Standard">
      <style:text-properties fo:language="ru" fo:country="RU" officeooo:rsid="008d11c1" officeooo:paragraph-rsid="008d11c1"/>
    </style:style>
    <style:style style:name="P15" style:family="paragraph" style:parent-style-name="Standard">
      <style:text-properties officeooo:paragraph-rsid="006a7b4d"/>
    </style:style>
    <style:style style:name="P16" style:family="paragraph" style:parent-style-name="Standard">
      <style:text-properties officeooo:paragraph-rsid="00737678"/>
    </style:style>
    <style:style style:name="P17" style:family="paragraph" style:parent-style-name="Standard">
      <style:text-properties officeooo:paragraph-rsid="0075d1aa"/>
    </style:style>
    <style:style style:name="P18" style:family="paragraph" style:parent-style-name="Standard">
      <style:text-properties officeooo:paragraph-rsid="00762508"/>
    </style:style>
    <style:style style:name="P19" style:family="paragraph" style:parent-style-name="Standard">
      <style:text-properties officeooo:paragraph-rsid="007e6bbb"/>
    </style:style>
    <style:style style:name="P20" style:family="paragraph" style:parent-style-name="Standard">
      <style:text-properties officeooo:paragraph-rsid="00835c3e"/>
    </style:style>
    <style:style style:name="P21" style:family="paragraph" style:parent-style-name="Standard">
      <style:text-properties officeooo:paragraph-rsid="00889087"/>
    </style:style>
    <style:style style:name="P22" style:family="paragraph" style:parent-style-name="Standard">
      <style:text-properties officeooo:paragraph-rsid="008b3976"/>
    </style:style>
    <style:style style:name="P23" style:family="paragraph" style:parent-style-name="Standard">
      <style:text-properties officeooo:paragraph-rsid="008d11c1"/>
    </style:style>
    <style:style style:name="P24" style:family="paragraph" style:parent-style-name="Standard">
      <style:text-properties officeooo:paragraph-rsid="008ef8cd"/>
    </style:style>
    <style:style style:name="P25" style:family="paragraph" style:parent-style-name="Standard">
      <style:text-properties officeooo:paragraph-rsid="0094ee7a"/>
    </style:style>
    <style:style style:name="P26" style:family="paragraph" style:parent-style-name="Standard">
      <style:text-properties officeooo:paragraph-rsid="009689b5"/>
    </style:style>
    <style:style style:name="P27" style:family="paragraph" style:parent-style-name="Standard">
      <style:text-properties officeooo:paragraph-rsid="00986d45"/>
    </style:style>
    <style:style style:name="P28" style:family="paragraph" style:parent-style-name="Standard">
      <style:text-properties officeooo:paragraph-rsid="009a9da5"/>
    </style:style>
    <style:style style:name="P29" style:family="paragraph" style:parent-style-name="Standard">
      <style:text-properties officeooo:paragraph-rsid="009c9714"/>
    </style:style>
    <style:style style:name="P30" style:family="paragraph" style:parent-style-name="Standard">
      <style:text-properties officeooo:paragraph-rsid="009ecb46"/>
    </style:style>
    <style:style style:name="P31" style:family="paragraph" style:parent-style-name="Standard">
      <style:text-properties officeooo:paragraph-rsid="00a74117"/>
    </style:style>
    <style:style style:name="P32" style:family="paragraph" style:parent-style-name="Standard">
      <style:text-properties fo:font-variant="normal" fo:text-transform="none" fo:color="#000000" loext:opacity="100%" style:font-name="Segoe UI" fo:font-size="9.60000038146973pt" fo:letter-spacing="normal" fo:font-style="normal" fo:font-weight="normal" officeooo:paragraph-rsid="0006e7e1"/>
    </style:style>
    <style:style style:name="P33" style:family="paragraph" style:parent-style-name="Standard">
      <style:text-properties officeooo:rsid="00b583d9" officeooo:paragraph-rsid="00b583d9"/>
    </style:style>
    <style:style style:name="P34" style:family="paragraph" style:parent-style-name="Heading_20_3">
      <style:text-properties fo:font-variant="normal" fo:text-transform="none" fo:color="#000000" loext:opacity="100%" style:font-name="verdana" fo:letter-spacing="normal" fo:font-style="normal" fo:font-weight="normal" officeooo:paragraph-rsid="0006e7e1"/>
    </style:style>
    <style:style style:name="P35" style:family="paragraph" style:parent-style-name="Preformatted_20_Text">
      <style:paragraph-properties fo:margin-top="0cm" fo:margin-bottom="0.499cm" style:contextual-spacing="false"/>
    </style:style>
    <style:style style:name="P36" style:family="paragraph" style:parent-style-name="Standard">
      <style:paragraph-properties fo:margin-left="0cm" fo:margin-right="0cm" fo:margin-top="0cm" fo:margin-bottom="0cm" style:contextual-spacing="false" style:line-height-at-least="0.402cm" fo:text-align="start" style:justify-single-word="false" fo:orphans="2" fo:widows="2" fo:text-indent="0cm" style:auto-text-indent="false"/>
    </style:style>
    <style:style style:name="P37" style:family="paragraph" style:parent-style-name="Standard">
      <style:paragraph-properties fo:margin-left="0cm" fo:margin-right="0cm" fo:margin-top="0cm" fo:margin-bottom="0cm" style:contextual-spacing="false" style:line-height-at-least="0.402cm" fo:text-align="start" style:justify-single-word="false" fo:orphans="2" fo:widows="2" fo:text-indent="0cm" style:auto-text-indent="false"/>
      <style:text-properties fo:font-variant="normal" fo:text-transform="none" fo:color="#000000" loext:opacity="100%" fo:letter-spacing="normal" loext:padding="0cm" loext:border="none"/>
    </style:style>
    <style:style style:name="P38" style:family="paragraph" style:parent-style-name="Table_20_Contents">
      <style:paragraph-properties fo:margin-left="0cm" fo:margin-right="0cm" fo:margin-top="0cm" fo:margin-bottom="0cm" style:contextual-spacing="false" style:line-height-at-least="0.529cm" fo:text-align="center" style:justify-single-word="false" fo:text-indent="0cm" style:auto-text-indent="false"/>
      <style:text-properties fo:color="#81969a" loext:opacity="100%" style:font-name="inherit" fo:font-size="8.39999961853027pt" fo:font-weight="normal" loext:padding="0cm" loext:border="none"/>
    </style:style>
    <style:style style:name="P39"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inherit" loext:padding="0cm" loext:border="none"/>
    </style:style>
    <style:style style:name="P40" style:family="paragraph" style:parent-style-name="Table_20_Contents">
      <style:paragraph-properties fo:margin-left="0cm" fo:margin-right="0cm" fo:margin-top="0cm" fo:margin-bottom="0cm" style:contextual-spacing="false" style:line-height-at-least="0.402cm" fo:text-align="end" style:justify-single-word="false" fo:text-indent="0cm" style:auto-text-indent="false"/>
      <style:text-properties fo:font-variant="normal" fo:text-transform="none" fo:color="#afafaf" loext:opacity="100%" style:font-name="Consolas" fo:font-size="7.80000019073486pt" fo:font-style="normal" fo:font-weight="normal" loext:padding="0cm" loext:border="none"/>
    </style:style>
    <style:style style:name="P41" style:family="paragraph" style:parent-style-name="Table_20_Contents">
      <style:paragraph-properties fo:margin-left="0cm" fo:margin-right="0cm" fo:margin-top="0cm" fo:margin-bottom="0cm" style:contextual-spacing="false" style:line-height-at-least="0.402cm" fo:text-align="start" style:justify-single-word="false" fo:text-indent="0cm" style:auto-text-indent="false"/>
    </style:style>
    <style:style style:name="P42" style:family="paragraph" style:parent-style-name="Text_20_body">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4" style:family="paragraph" style:parent-style-name="Text_20_body">
      <style:paragraph-properties fo:margin-left="0cm" fo:margin-right="0cm" style:line-height-at-least="0.423cm" fo:orphans="2" fo:widows="2" fo:text-indent="0cm" style:auto-text-indent="false"/>
      <style:text-properties fo:font-variant="normal" fo:text-transform="none" fo:color="#000000" loext:opacity="100%" style:font-name="verdana" fo:font-size="7.80000019073486pt" fo:letter-spacing="normal" fo:font-style="normal" fo:font-weight="normal"/>
    </style:style>
    <style:style style:name="P45" style:family="paragraph" style:parent-style-name="Text_20_body">
      <loext:graphic-properties draw:fill="solid" draw:fill-color="#ffffff" draw:opacity="100%"/>
      <style:paragraph-properties fo:margin-left="0cm" fo:margin-right="0cm" fo:margin-top="0cm" fo:margin-bottom="0.508cm" style:contextual-spacing="false" fo:orphans="2" fo:widows="2" fo:text-indent="0cm" style:auto-text-indent="false" fo:background-color="#ffffff" fo:padding="0cm" fo:border="none"/>
      <style:text-properties fo:font-variant="normal" fo:text-transform="none" fo:color="#333333" loext:opacity="100%" style:font-name="Georgia" fo:font-size="13pt" fo:letter-spacing="normal" fo:font-style="normal" fo:font-weight="normal" style:font-size-asian="13pt" style:font-size-complex="13pt"/>
    </style:style>
    <style:style style:name="P46" style:family="paragraph" style:parent-style-name="Text_20_body">
      <style:paragraph-properties fo:margin-left="0cm" fo:margin-right="0cm" fo:orphans="2" fo:widows="2" fo:text-indent="0cm" style:auto-text-indent="false" fo:padding="0cm" fo:border="none"/>
      <style:text-properties fo:font-variant="normal" fo:text-transform="none" fo:color="#111111" loext:opacity="100%" style:font-name="Arial" fo:font-size="9pt" fo:letter-spacing="normal" fo:font-style="normal" fo:font-weight="normal"/>
    </style:style>
    <style:style style:name="P47" style:family="paragraph" style:parent-style-name="Text_20_body">
      <style:text-properties fo:font-variant="normal" fo:text-transform="none" fo:color="#000000" loext:opacity="100%" style:font-name="verdana" fo:font-size="7.80000019073486pt" fo:letter-spacing="normal" fo:font-style="normal" fo:font-weight="normal" officeooo:paragraph-rsid="0006e7e1"/>
    </style:style>
    <style:style style:name="P48" style:family="paragraph" style:parent-style-name="Text_20_body">
      <style:text-properties fo:font-variant="normal" fo:text-transform="none" fo:color="#111111" loext:opacity="100%" style:font-name="Arial" fo:font-size="9pt" fo:letter-spacing="normal" fo:font-style="normal" fo:font-weight="normal" officeooo:paragraph-rsid="0006e7e1"/>
    </style:style>
    <style:style style:name="P49" style:family="paragraph" style:parent-style-name="Text_20_body">
      <style:text-properties officeooo:paragraph-rsid="0006e7e1"/>
    </style:style>
    <style:style style:name="P50" style:family="paragraph" style:parent-style-name="Text_20_body" style:list-style-name="L1">
      <style:paragraph-properties style:line-height-at-least="0.423cm" fo:orphans="2" fo:widows="2"/>
      <style:text-properties fo:font-variant="normal" fo:text-transform="none" fo:color="#000000" loext:opacity="100%" style:font-name="verdana" fo:font-size="12pt" fo:letter-spacing="normal" fo:font-style="normal" fo:font-weight="normal" style:font-size-asian="12pt" style:font-size-complex="12pt"/>
    </style:style>
    <style:style style:name="P51" style:family="paragraph" style:parent-style-name="Text_20_body" style:list-style-name="L5">
      <style:paragraph-properties style:line-height-at-least="0.423cm" fo:orphans="2" fo:widows="2"/>
      <style:text-properties fo:font-variant="normal" fo:text-transform="none" fo:color="#000000" loext:opacity="100%" style:font-name="verdana" fo:font-size="7.80000019073486pt" fo:letter-spacing="normal" fo:font-style="normal" fo:font-weight="normal"/>
    </style:style>
    <style:style style:name="P52" style:family="paragraph" style:parent-style-name="Text_20_body" style:list-style-name="L7">
      <style:paragraph-properties style:line-height-at-least="0.423cm" fo:orphans="2" fo:widows="2"/>
      <style:text-properties fo:font-variant="normal" fo:text-transform="none" fo:color="#000000" loext:opacity="100%" style:font-name="verdana" fo:font-size="7.80000019073486pt" fo:letter-spacing="normal" fo:font-style="normal" fo:font-weight="bold"/>
    </style:style>
    <style:style style:name="P53" style:family="paragraph" style:parent-style-name="Text_20_body" style:list-style-name="L1">
      <style:paragraph-properties style:line-height-at-least="0.423cm" fo:orphans="2" fo:widows="2"/>
    </style:style>
    <style:style style:name="P54" style:family="paragraph" style:parent-style-name="Text_20_body" style:list-style-name="L4">
      <style:paragraph-properties style:line-height-at-least="0.423cm" fo:orphans="2" fo:widows="2"/>
    </style:style>
    <style:style style:name="P55"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6"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P57"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style>
    <style:style style:name="T1" style:family="text">
      <style:text-properties fo:language="ru" fo:country="RU" officeooo:rsid="00251bd1"/>
    </style:style>
    <style:style style:name="T2" style:family="text">
      <style:text-properties fo:language="ru" fo:country="RU" officeooo:rsid="0030380c"/>
    </style:style>
    <style:style style:name="T3" style:family="text">
      <style:text-properties fo:language="ru" fo:country="RU" officeooo:rsid="004d230e"/>
    </style:style>
    <style:style style:name="T4" style:family="text">
      <style:text-properties fo:language="ru" fo:country="RU" officeooo:rsid="0051659e"/>
    </style:style>
    <style:style style:name="T5" style:family="text">
      <style:text-properties fo:language="ru" fo:country="RU" officeooo:rsid="0068e4e6"/>
    </style:style>
    <style:style style:name="T6" style:family="text">
      <style:text-properties fo:language="ru" fo:country="RU" officeooo:rsid="006da5a4"/>
    </style:style>
    <style:style style:name="T7" style:family="text">
      <style:text-properties fo:language="ru" fo:country="RU" officeooo:rsid="0071f291"/>
    </style:style>
    <style:style style:name="T8" style:family="text">
      <style:text-properties fo:language="ru" fo:country="RU" officeooo:rsid="006a7b4d"/>
    </style:style>
    <style:style style:name="T9" style:family="text">
      <style:text-properties fo:language="ru" fo:country="RU" officeooo:rsid="00894396"/>
    </style:style>
    <style:style style:name="T10" style:family="text">
      <style:text-properties fo:language="ru" fo:country="RU" officeooo:rsid="008d11c1"/>
    </style:style>
    <style:style style:name="T11" style:family="text">
      <style:text-properties fo:language="ru" fo:country="RU" officeooo:rsid="00986d45"/>
    </style:style>
    <style:style style:name="T12" style:family="text">
      <style:text-properties fo:language="ru" fo:country="RU" officeooo:rsid="009bb927"/>
    </style:style>
    <style:style style:name="T13" style:family="text">
      <style:text-properties fo:font-variant="normal" fo:text-transform="none" fo:color="#333333" loext:opacity="100%" style:font-name="Arial1" fo:font-size="10.8000001907349pt" fo:letter-spacing="normal" fo:font-style="normal" fo:font-weight="normal"/>
    </style:style>
    <style:style style:name="T14" style:family="text">
      <style:text-properties fo:font-variant="normal" fo:text-transform="none" fo:color="#333333" loext:opacity="100%" fo:letter-spacing="normal"/>
    </style:style>
    <style:style style:name="T15" style:family="text">
      <style:text-properties fo:font-variant="normal" fo:text-transform="none" fo:color="#333333" loext:opacity="100%" fo:letter-spacing="normal" fo:language="ru" fo:country="RU" officeooo:rsid="00474b64"/>
    </style:style>
    <style:style style:name="T16" style:family="text">
      <style:text-properties fo:font-variant="normal" fo:text-transform="none" fo:color="#333333" loext:opacity="100%" style:font-name="Georgia" fo:font-size="9.60000038146973pt" fo:letter-spacing="normal" fo:font-style="normal" fo:font-weight="normal"/>
    </style:style>
    <style:style style:name="T17" style:family="text">
      <style:text-properties fo:font-variant="normal" fo:text-transform="none" fo:color="#333333" loext:opacity="100%" style:font-name="Georgia" fo:font-size="9.60000038146973pt" fo:letter-spacing="normal" fo:font-style="normal" fo:font-weight="normal" fo:background-color="transparent" loext:char-shading-value="0" loext:padding="0cm" loext:border="none"/>
    </style:style>
    <style:style style:name="T18" style:family="text">
      <style:text-properties fo:font-variant="normal" fo:text-transform="none" fo:color="#333333" loext:opacity="100%" style:font-name="Georgia" fo:font-size="9.60000038146973pt" fo:letter-spacing="normal" fo:font-style="normal" fo:font-weight="bold" fo:background-color="transparent" loext:char-shading-value="0" loext:padding="0cm" loext:border="none"/>
    </style:style>
    <style:style style:name="T19" style:family="text">
      <style:text-properties fo:font-variant="normal" fo:text-transform="none" fo:color="#333333" loext:opacity="100%" style:font-name="Georgia" fo:font-size="12pt" fo:letter-spacing="normal" fo:font-style="normal" fo:font-weight="normal" fo:background-color="#ffffff" loext:char-shading-value="0" style:font-size-asian="12pt" style:font-size-complex="12pt" loext:padding="0cm" loext:border="none"/>
    </style:style>
    <style:style style:name="T20" style:family="text">
      <style:text-properties fo:font-variant="normal" fo:text-transform="none" fo:color="#333333" loext:opacity="100%" style:font-name="Georgia" fo:font-size="12pt" fo:letter-spacing="normal" fo:font-style="normal" fo:font-weight="normal" style:font-size-asian="12pt" style:font-size-complex="12pt"/>
    </style:style>
    <style:style style:name="T21" style:family="text">
      <style:text-properties fo:font-variant="normal" fo:text-transform="none" fo:color="#333333" loext:opacity="100%" style:font-name="Georgia" fo:font-size="13pt" fo:letter-spacing="normal" fo:font-style="normal" fo:font-weight="normal" style:font-size-asian="13pt" style:font-size-complex="13pt"/>
    </style:style>
    <style:style style:name="T22" style:family="text">
      <style:text-properties fo:font-variant="normal" fo:text-transform="none" fo:color="#333333" loext:opacity="100%" fo:font-size="12pt" fo:letter-spacing="normal" style:font-size-asian="12pt" style:font-size-complex="12pt"/>
    </style:style>
    <style:style style:name="T23" style:family="text">
      <style:text-properties fo:font-variant="normal" fo:text-transform="none" fo:color="#333333" loext:opacity="100%" style:font-name="Helvetica Neue" fo:font-size="9pt" fo:letter-spacing="normal" fo:language="be" fo:country="BY" fo:font-style="normal" fo:font-weight="normal" officeooo:rsid="0051659e" style:font-size-asian="11pt" style:font-size-complex="11pt"/>
    </style:style>
    <style:style style:name="T24" style:family="text">
      <style:text-properties fo:font-variant="normal" fo:text-transform="none" fo:color="#333333" loext:opacity="100%" style:font-name="Helvetica Neue" fo:font-size="11pt" fo:letter-spacing="normal" fo:language="ru" fo:country="RU" fo:font-style="normal" fo:font-weight="normal" officeooo:rsid="0051659e" style:font-size-asian="11pt" style:font-size-complex="11pt"/>
    </style:style>
    <style:style style:name="T25" style:family="text">
      <style:text-properties fo:font-variant="normal" fo:text-transform="none" fo:color="#333333" loext:opacity="100%" style:font-name="Helvetica Neue" fo:font-size="11pt" fo:letter-spacing="normal" fo:language="be" fo:country="BY" fo:font-style="normal" fo:font-weight="normal" officeooo:rsid="0051659e" style:font-size-asian="11pt" style:font-size-complex="11pt"/>
    </style:style>
    <style:style style:name="T26" style:family="text">
      <style:text-properties fo:font-variant="normal" fo:text-transform="none" fo:color="#333333" loext:opacity="100%" style:font-name="Noto Serif" fo:font-size="11.3999996185303pt" fo:letter-spacing="normal" fo:font-style="normal" fo:font-weight="normal"/>
    </style:style>
    <style:style style:name="T27" style:family="text">
      <style:text-properties fo:font-variant="normal" fo:text-transform="none" fo:color="#333333" loext:opacity="100%" style:font-name="Noto Serif" fo:font-size="11.3999996185303pt" fo:letter-spacing="normal" fo:font-style="normal" fo:font-weight="normal" loext:padding="0cm" loext:border="none"/>
    </style:style>
    <style:style style:name="T28" style:family="text">
      <style:text-properties fo:font-variant="normal" fo:text-transform="none" fo:color="#333333" loext:opacity="100%" style:font-name="Inconsolata" fo:font-size="11.3999996185303pt" fo:letter-spacing="normal" fo:font-style="normal" fo:font-weight="normal" loext:padding="0cm" loext:border="none"/>
    </style:style>
    <style:style style:name="T29" style:family="text">
      <style:text-properties fo:font-variant="normal" fo:text-transform="none" fo:color="#000000" loext:opacity="100%" style:font-name="verdana" fo:font-size="7.80000019073486pt" fo:letter-spacing="normal" fo:font-style="normal" fo:font-weight="normal"/>
    </style:style>
    <style:style style:name="T30" style:family="text">
      <style:text-properties fo:font-variant="normal" fo:text-transform="none" fo:color="#000000" loext:opacity="100%" style:font-name="verdana" fo:font-size="7.80000019073486pt" fo:letter-spacing="normal" fo:language="ru" fo:country="RU" fo:font-style="normal" fo:font-weight="normal" officeooo:rsid="00251bd1"/>
    </style:style>
    <style:style style:name="T31" style:family="text">
      <style:text-properties fo:font-variant="normal" fo:text-transform="none" fo:color="#000000" loext:opacity="100%" style:font-name="verdana" fo:font-size="12pt" fo:letter-spacing="normal" fo:font-style="normal" fo:font-weight="normal" style:font-size-asian="12pt" style:font-size-complex="12pt"/>
    </style:style>
    <style:style style:name="T32" style:family="text">
      <style:text-properties fo:font-variant="normal" fo:text-transform="none" fo:color="#000000" loext:opacity="100%" style:font-name="monospace" fo:font-size="7.80000019073486pt" fo:letter-spacing="normal" fo:language="ru" fo:country="RU" fo:font-style="normal" fo:font-weight="normal" officeooo:rsid="00251bd1"/>
    </style:style>
    <style:style style:name="T33" style:family="text">
      <style:text-properties fo:font-variant="normal" fo:text-transform="none" fo:color="#000000" loext:opacity="100%" style:font-name="monospace" fo:font-size="7.80000019073486pt" fo:letter-spacing="normal" fo:font-style="normal" fo:font-weight="normal"/>
    </style:style>
    <style:style style:name="T34" style:family="text">
      <style:text-properties fo:font-variant="normal" fo:text-transform="none" fo:color="#000000" loext:opacity="100%" fo:letter-spacing="normal"/>
    </style:style>
    <style:style style:name="T35" style:family="text">
      <style:text-properties fo:font-variant="normal" fo:text-transform="none" fo:color="#000000" loext:opacity="100%" fo:letter-spacing="normal" fo:language="ru" fo:country="RU" officeooo:rsid="00251bd1"/>
    </style:style>
    <style:style style:name="T36" style:family="text">
      <style:text-properties fo:font-variant="normal" fo:text-transform="none" fo:color="#000000" loext:opacity="100%" style:font-name="Segoe UI" fo:font-size="9.60000038146973pt" fo:letter-spacing="normal" fo:font-style="normal" fo:font-weight="normal"/>
    </style:style>
    <style:style style:name="T37" style:family="text">
      <style:text-properties fo:font-variant="normal" fo:text-transform="none" fo:color="#000000" loext:opacity="100%" style:text-line-through-style="none" style:text-line-through-type="none" style:font-name="Segoe UI" fo:font-size="9.60000038146973pt" fo:letter-spacing="normal" fo:font-style="normal" style:text-underline-style="none" fo:font-weight="normal" style:text-blinking="false" fo:background-color="transparent" loext:char-shading-value="0" loext:padding="0cm" loext:border="none"/>
    </style:style>
    <style:style style:name="T38" style:family="text">
      <style:text-properties fo:font-variant="normal" fo:text-transform="none" fo:color="#000000" loext:opacity="100%" style:font-name="YS Text Fallback" fo:font-size="10.1999998092651pt" fo:letter-spacing="normal" fo:font-style="normal" fo:font-weight="normal"/>
    </style:style>
    <style:style style:name="T39" style:family="text">
      <style:text-properties fo:font-variant="normal" fo:text-transform="none" fo:color="#000000" loext:opacity="100%" style:font-name="YS Text Fallback" fo:font-size="10.1999998092651pt" fo:letter-spacing="normal" fo:font-style="normal" fo:font-weight="bold"/>
    </style:style>
    <style:style style:name="T40" style:family="text">
      <style:text-properties fo:font-variant="normal" fo:text-transform="none" fo:color="#000000" loext:opacity="100%" style:font-name="YS Text Fallback" fo:font-size="10.1999998092651pt" fo:letter-spacing="normal" fo:language="ru" fo:country="RU" fo:font-style="normal" fo:font-weight="normal" officeooo:rsid="006c5bed"/>
    </style:style>
    <style:style style:name="T41" style:family="text">
      <style:text-properties fo:font-variant="normal" fo:text-transform="none" fo:color="#000000" loext:opacity="100%" style:font-name="verdana1" fo:font-size="7.80000019073486pt" fo:letter-spacing="normal" fo:font-style="normal" fo:font-weight="normal"/>
    </style:style>
    <style:style style:name="T42" style:family="text">
      <style:text-properties fo:font-variant="normal" fo:text-transform="none" fo:color="#000000" loext:opacity="100%" style:font-name="verdana1" fo:font-size="7.80000019073486pt" fo:letter-spacing="normal" fo:font-style="normal" style:text-underline-style="solid" style:text-underline-width="auto" style:text-underline-color="font-color" fo:font-weight="normal"/>
    </style:style>
    <style:style style:name="T43" style:family="text">
      <style:text-properties fo:font-variant="normal" fo:text-transform="none" fo:color="#000000" loext:opacity="100%" style:font-name="Consolas" fo:font-size="7.80000019073486pt" fo:letter-spacing="normal" fo:font-style="normal" fo:font-weight="normal" loext:padding="0cm" loext:border="none"/>
    </style:style>
    <style:style style:name="T44" style:family="text">
      <style:text-properties fo:font-variant="normal" fo:text-transform="none" fo:color="#000000" loext:opacity="100%" style:font-name="SFMono-Regular" fo:font-size="7.80000019073486pt" fo:letter-spacing="normal" fo:font-style="normal" fo:font-weight="normal" loext:padding="0cm" loext:border="none"/>
    </style:style>
    <style:style style:name="T45" style:family="text">
      <style:text-properties fo:font-variant="normal" fo:text-transform="none" fo:color="#000000" loext:opacity="100%" style:font-name="Lato" fo:font-size="9.60000038146973pt" fo:letter-spacing="normal" fo:font-style="normal" fo:font-weight="normal" officeooo:rsid="00a74117"/>
    </style:style>
    <style:style style:name="T46" style:family="text">
      <style:text-properties fo:font-variant="normal" fo:text-transform="none" fo:color="#000000" loext:opacity="100%" style:font-name="Verdana" fo:font-size="7.80000019073486pt" fo:letter-spacing="normal" fo:font-style="normal" fo:font-weight="normal" officeooo:rsid="00a74117"/>
    </style:style>
    <style:style style:name="T47" style:family="text">
      <style:text-properties fo:font-variant="normal" fo:text-transform="none" fo:color="#000000" loext:opacity="100%" style:font-name="OpenSansRegular" fo:font-size="9.60000038146973pt" fo:letter-spacing="normal" fo:font-style="normal" fo:font-weight="normal"/>
    </style:style>
    <style:style style:name="T48" style:family="text">
      <style:text-properties fo:font-variant="normal" fo:text-transform="none" fo:color="#743399" loext:opacity="100%" style:font-name="Georgia" fo:font-size="9.60000038146973pt" fo:letter-spacing="normal" fo:font-style="normal" fo:font-weight="normal" fo:background-color="transparent" loext:char-shading-value="0" loext:padding="0cm" loext:border="none"/>
    </style:style>
    <style:style style:name="T49" style:family="text">
      <style:text-properties fo:font-variant="normal" fo:text-transform="none" fo:color="#743399" loext:opacity="100%" style:font-name="Georgia" fo:font-size="12pt" fo:letter-spacing="normal" fo:font-style="normal" fo:font-weight="normal" fo:background-color="#ffffff" loext:char-shading-value="0" style:font-size-asian="12pt" style:font-size-complex="12pt" loext:padding="0cm" loext:border="none"/>
    </style:style>
    <style:style style:name="T50" style:family="text">
      <style:text-properties fo:font-variant="normal" fo:text-transform="none" fo:color="#242729" loext:opacity="100%" style:font-name="inherit" fo:font-size="9pt" fo:letter-spacing="normal" fo:font-style="normal" fo:font-weight="bold" loext:padding="0cm" loext:border="none"/>
    </style:style>
    <style:style style:name="T51" style:family="text">
      <style:text-properties fo:font-variant="normal" fo:text-transform="none" fo:color="#242729" loext:opacity="100%" style:font-name="Liberation Serif" fo:font-size="10pt" fo:letter-spacing="normal" fo:font-style="normal" fo:font-weight="normal" style:font-size-asian="10pt" style:font-style-asian="normal" style:font-size-complex="10pt" style:font-style-complex="normal"/>
    </style:style>
    <style:style style:name="T52" style:family="text">
      <style:text-properties fo:font-variant="normal" fo:text-transform="none" fo:color="#242729" loext:opacity="100%" style:font-name="Liberation Serif" fo:font-size="10pt" fo:letter-spacing="normal" fo:font-style="normal" fo:font-weight="bold" style:font-size-asian="10pt" style:font-style-asian="normal" style:font-size-complex="10pt" style:font-style-complex="normal" loext:padding="0cm" loext:border="none"/>
    </style:style>
    <style:style style:name="T53" style:family="text">
      <style:text-properties fo:font-variant="normal" fo:text-transform="none" fo:color="#242729" loext:opacity="100%" style:font-name="Arial2" fo:font-size="9pt" fo:letter-spacing="normal" fo:font-style="normal" fo:font-weight="normal"/>
    </style:style>
    <style:style style:name="T54" style:family="text">
      <style:text-properties fo:font-variant="normal" fo:text-transform="none" fo:color="#242729" loext:opacity="100%" style:font-name="Arial2" fo:font-size="9pt" fo:letter-spacing="normal" fo:language="ru" fo:country="RU" fo:font-style="normal" fo:font-weight="normal" officeooo:rsid="008d11c1"/>
    </style:style>
    <style:style style:name="T55" style:family="text">
      <style:text-properties fo:font-variant="normal" fo:text-transform="none" fo:color="#242729" loext:opacity="100%" style:font-name="Arial2" fo:font-size="7.80000019073486pt" fo:letter-spacing="normal" fo:font-style="normal" fo:font-weight="normal"/>
    </style:style>
    <style:style style:name="T56" style:family="text">
      <style:text-properties fo:font-variant="normal" fo:text-transform="none" fo:color="#242729" loext:opacity="100%" style:font-name="Consolas1" fo:font-size="7.80000019073486pt" fo:letter-spacing="normal" fo:font-style="normal" fo:font-weight="normal" loext:padding="0cm" loext:border="none"/>
    </style:style>
    <style:style style:name="T57" style:family="text">
      <style:text-properties fo:font-variant="normal" fo:text-transform="none" fo:color="#242729" loext:opacity="100%" style:font-name="Consolas1" fo:font-size="7.80000019073486pt" fo:letter-spacing="normal" fo:font-style="normal" fo:font-weight="bold" loext:padding="0cm" loext:border="none"/>
    </style:style>
    <style:style style:name="T58" style:family="text">
      <style:text-properties fo:font-variant="normal" fo:text-transform="none" fo:color="#242729" loext:opacity="100%" style:font-name="Consolas1" fo:font-size="7.80000019073486pt" fo:letter-spacing="normal" fo:language="ru" fo:country="RU" fo:font-style="normal" fo:font-weight="normal" officeooo:rsid="008d11c1" loext:padding="0cm" loext:border="none"/>
    </style:style>
    <style:style style:name="T59" style:family="text">
      <style:text-properties fo:font-variant="normal" fo:text-transform="none" fo:color="#22313f" loext:opacity="100%" style:font-name="inherit" fo:font-size="9.60000038146973pt" fo:letter-spacing="normal" fo:font-style="italic" fo:font-weight="bold" loext:padding="0cm" loext:border="none"/>
    </style:style>
    <style:style style:name="T60" style:family="text">
      <style:text-properties fo:font-variant="normal" fo:text-transform="none" fo:color="#22313f" loext:opacity="100%" style:font-name="inherit" fo:font-size="9.60000038146973pt" fo:letter-spacing="normal" fo:font-style="normal" fo:font-weight="normal"/>
    </style:style>
    <style:style style:name="T61" style:family="text">
      <style:text-properties fo:font-variant="normal" fo:text-transform="none" fo:color="#0c0c0c" loext:opacity="100%" style:font-name="Rubik" fo:font-size="15pt" fo:letter-spacing="normal" fo:font-style="normal" fo:font-weight="normal"/>
    </style:style>
    <style:style style:name="T62" style:family="text">
      <style:text-properties fo:font-variant="normal" fo:text-transform="none" fo:color="#2b2b2b" loext:opacity="100%" style:font-name="Lato" fo:font-size="9.60000038146973pt" fo:letter-spacing="normal" fo:font-style="normal" fo:font-weight="normal"/>
    </style:style>
    <style:style style:name="T63" style:family="text">
      <style:text-properties fo:font-variant="normal" fo:text-transform="none" fo:color="#2b2b2b" loext:opacity="100%" style:font-name="Lato" fo:font-size="9.60000038146973pt" fo:letter-spacing="normal" fo:font-style="normal" fo:font-weight="normal" officeooo:rsid="00a74117"/>
    </style:style>
    <style:style style:name="T64" style:family="text">
      <style:text-properties fo:font-variant="normal" fo:text-transform="none" fo:color="#2b2b2b" loext:opacity="100%" style:font-name="Lato" fo:font-size="9.60000038146973pt" fo:letter-spacing="normal" fo:language="ru" fo:country="RU" fo:font-style="normal" fo:font-weight="normal" officeooo:rsid="00a571fb"/>
    </style:style>
    <style:style style:name="T65" style:family="text">
      <style:text-properties fo:font-variant="normal" fo:text-transform="none" fo:color="#2b2b2b" loext:opacity="100%" fo:letter-spacing="normal"/>
    </style:style>
    <style:style style:name="T66" style:family="text">
      <style:text-properties fo:font-variant="normal" fo:text-transform="none" style:font-name="Lato" fo:font-size="9.60000038146973pt" fo:letter-spacing="normal" fo:font-style="normal" fo:font-weight="normal" loext:padding="0cm" loext:border="none"/>
    </style:style>
    <style:style style:name="T67" style:family="text">
      <style:text-properties fo:font-variant="normal" fo:text-transform="none" style:font-name="Consolas" fo:font-size="7.80000019073486pt" fo:font-style="normal" fo:font-weight="normal" loext:padding="0cm" loext:border="none"/>
    </style:style>
    <style:style style:name="T68" style:family="text">
      <style:text-properties fo:font-variant="normal" fo:text-transform="none" fo:color="#3b3b3b" loext:opacity="100%" style:font-name="Exo2" fo:font-size="10.8000001907349pt" fo:letter-spacing="normal" fo:font-style="normal" fo:font-weight="normal"/>
    </style:style>
    <style:style style:name="T69" style:family="text">
      <style:text-properties fo:font-variant="normal" fo:text-transform="none" fo:color="#e4e4e4" loext:opacity="100%" style:font-name="OpenSansRegular" fo:font-size="9.60000038146973pt" fo:letter-spacing="normal" fo:font-style="normal" fo:font-weight="normal"/>
    </style:style>
    <style:style style:name="T70" style:family="text">
      <style:text-properties fo:color="#000000" loext:opacity="100%"/>
    </style:style>
    <style:style style:name="T71" style:family="text">
      <style:text-properties fo:color="#000000" loext:opacity="100%" fo:language="ru" fo:country="RU"/>
    </style:style>
    <style:style style:name="T72" style:family="text">
      <style:text-properties fo:color="#000000" loext:opacity="100%" fo:language="ru" fo:country="RU" officeooo:rsid="00b4330c"/>
    </style:style>
    <style:style style:name="T73" style:family="text">
      <style:text-properties fo:color="#000000" loext:opacity="100%" fo:language="en" fo:country="US"/>
    </style:style>
    <style:style style:name="T74" style:family="text">
      <style:text-properties fo:color="#000000" loext:opacity="100%" fo:language="en" fo:country="US" officeooo:rsid="00b4330c"/>
    </style:style>
    <style:style style:name="T75" style:family="text">
      <style:text-properties style:text-underline-style="none"/>
    </style:style>
    <style:style style:name="T76" style:family="text">
      <style:text-properties fo:font-size="12pt" style:font-size-asian="12pt" style:font-size-complex="12pt"/>
    </style:style>
    <style:style style:name="T77" style:family="text">
      <style:text-properties fo:font-size="11pt" fo:language="ru" fo:country="RU" officeooo:rsid="0051659e" style:font-size-asian="11pt" style:font-size-complex="11pt"/>
    </style:style>
    <style:style style:name="T78" style:family="text">
      <style:text-properties fo:font-size="11pt" fo:language="be" fo:country="BY" officeooo:rsid="0051659e" style:font-size-asian="11pt" style:font-size-complex="11pt"/>
    </style:style>
    <style:style style:name="T79" style:family="text">
      <style:text-properties fo:font-weight="bold"/>
    </style:style>
    <style:style style:name="T80" style:family="text">
      <style:text-properties officeooo:rsid="004d230e"/>
    </style:style>
    <style:style style:name="T81" style:family="text">
      <style:text-properties fo:language="en" fo:country="US" officeooo:rsid="0071f291"/>
    </style:style>
    <style:style style:name="T82" style:family="text">
      <style:text-properties fo:language="en" fo:country="US" officeooo:rsid="006a7b4d"/>
    </style:style>
    <style:style style:name="T83" style:family="text">
      <style:text-properties fo:language="en" fo:country="US" officeooo:rsid="00894396"/>
    </style:style>
    <style:style style:name="T84" style:family="text">
      <style:text-properties fo:language="be" fo:country="BY" officeooo:rsid="0051659e"/>
    </style:style>
    <style:style style:name="T85" style:family="text">
      <style:text-properties fo:color="#93c763" loext:opacity="100%"/>
    </style:style>
    <style:style style:name="T86" style:family="text">
      <style:text-properties fo:color="#ac99ab" loext:opacity="100%"/>
    </style:style>
    <style:style style:name="T87" style:family="text">
      <style:text-properties fo:color="#ffffff" loext:opacity="100%"/>
    </style:style>
    <style:style style:name="T88" style:family="text">
      <style:text-properties fo:color="#66747b" loext:opacity="10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80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Что такое .Net Framework и из чего он состоит?<text:line-break/><text:line-break/><text:span text:style-name="T19">.NET Framework</text:span><text:span text:style-name="T22"> — </text:span><text:a xlink:type="simple" xlink:href="https://ru.wikipedia.org/wiki/Программная_платформа#кроссплатформенное_программное_обеспечение" text:style-name="Internet_20_link" text:visited-style-name="Visited_20_Internet_20_Link"><text:span text:style-name="T49">программная платформа</text:span></text:a><text:span text:style-name="T20">, выпущенная компанией </text:span><text:a xlink:type="simple" xlink:href="https://ru.wikipedia.org/wiki/Microsoft" text:style-name="Internet_20_link" text:visited-style-name="Visited_20_Internet_20_Link"><text:span text:style-name="T49">Microsoft</text:span></text:a><text:span text:style-name="T22"> </text:span><text:span text:style-name="T20">в </text:span><text:a xlink:type="simple" xlink:href="https://ru.wikipedia.org/wiki/2002_год" text:style-name="Internet_20_link" text:visited-style-name="Visited_20_Internet_20_Link"><text:span text:style-name="T49">2002 году</text:span></text:a><text:span text:style-name="T20">. Основой платформы является общеязыковая среда исполнения </text:span><text:a xlink:type="simple" xlink:href="https://ru.wikipedia.org/wiki/Common_Language_Runtime" text:style-name="Internet_20_link" text:visited-style-name="Visited_20_Internet_20_Link"><text:span text:style-name="T49">Common Language Runtime (CLR)</text:span></text:a><text:span text:style-name="T20">, которая подходит для разных языков программирования. Функциональные возможности CLR доступны в любых языках программирования, использующих эту среду.</text:span><text:span text:style-name="T76"> </text:span>Содержит следующие основные компоненты:</text:p>
      <text:p text:style-name="P2">►CLR (Common Language Runtime) – общеязыковая среда исполнения, виртуальная машина на которой исполняются все приложения, работающие в среде .NET. Реализация CLI VES компанией Microsoft. </text:p>
      <text:p text:style-name="P2">►Компилятор JIT(Just in Time). MSIL(Microsoft IL) – реализация CLI CIL компанией ►Microsoft. FCL (Framework Class Library) – реализация CLI BCL компанией Microsoft. Можно рассматривать, как API CRL. <text:line-break/></text:p>
      <text:p text:style-name="P3">2. Что такое CLR, FCL/BCL, CLI, IL?<text:line-break/><text:line-break/>► CLR (Common Language Runtime) – Среда Времени Выполнения или Виртуальная Машина. Обеспечивает выполнение сборки (управление памятью, загрузка сборок, безопасность, обработка исключений, синхронизация) <text:line-break/><text:line-break/>► FCL (.NET Framework Class Library) – соответствующая CLS спецификации объектно-ориентированная библиотека классов, интерфейсов и системы типов (типов-значений),<text:line-break/>реализация CLI BCL компанией Microsoft.<text:line-break/><text:line-break/>► CLI (Common Language Infrastructure) – спецификация общеязыковой инфраструктуры. Определяет архитектуру исполнительной системы и набор представляемых сервисов. Стандарты: ECMA-335 и ISO/IEC 23271. <text:line-break/><text:line-break/>► IL объектно-ориентированный машинный язык не зависящий от процессора <text:line-break/></text:p>
      <text:p text:style-name="P4">3. Пояснить работу JIT-компилятора?<text:line-break/>JIT-компилятор (Just-In-Time)</text:p>
      <text:p text:style-name="P4">1) CLR ищет типы данных и загружает во внутренние структуры</text:p>
      <text:p text:style-name="P4">2) Для каждого метода CLR заносит адрес внутренней CLR функции JITCompiler</text:p>
      <text:p text:style-name="P4">3) JITCompiler ищет в метаданных соответствующей сборки IL-код вызываемого метода, проверяет и компилирует IL-код в машинные команды</text:p>
      <text:p text:style-name="P4">4) Они хранятся в динамически выделенном блоке памяти.</text:p>
      <text:p text:style-name="P4">5) JITCompiler заменяет адрес вызываемого метода адресом блока памяти, содержащего готовые машинные команды</text:p>
      <text:p text:style-name="P4">6) JITCompiler передает управление коду в этом блоке памяти.</text:p>
      <text:p text:style-name="P4"/>
      <text:p text:style-name="P1">4. Что такое CTS (Common Type System)?</text:p>
      <text:p text:style-name="P6">CTS (Common Type Systems)- спецификацию типов, которые должны поддерживаться <text:s/>всеми языками ориентированными на CLR. <text:s text:c="3"/>Microsoft выпустил несколько компиляторов соответствующих этой спецификации: С++/CLI (C++ <text:s/>с управляемыми расширениями), С#, VB .NET, JScript. </text:p>
      <text:p text:style-name="P6"><text:line-break/></text:p>
      <text:p text:style-name="P5">5. Какие аспекты поведения определяет <text:s/>тип System.Object?<text:line-break/>В CLR каждый объект прямо или косвенно является производным от System.Object <text:line-break/><text:span text:style-name="T29">Все остальные классы в .NET, даже те, которые мы сами создаем, а также базовые типы, такие как System.Int32, являются неявно производными от класса Object. Даже если мы не указываем класс Object в качестве базового, по </text:span><text:soft-page-break/><text:span text:style-name="T29">умолчанию неявно класс Object все равно стоит на вершине иерархии наследования. Поэтому все типы и классы могут реализовать те методы, которые определены в классе System.Object.</text:span> <text:line-break/><text:span text:style-name="T1">Имеет некоторые методы: <text:line-break/></text:span><text:span text:style-name="T30">Метод </text:span><text:span text:style-name="Source_20_Text"><text:span text:style-name="T32">ToString</text:span></text:span><text:span text:style-name="T35"> </text:span><text:span text:style-name="T30">служит для получения строкового представления данного объекта.</text:span><text:span text:style-name="T1"> <text:line-break/></text:span><text:span text:style-name="T30">Метод GetHashCode</text:span><text:span text:style-name="T35"> </text:span><text:span text:style-name="T30">позволяет возвратить некоторое числовое значение, которое будет соответствовать данному объекту или его хэш-код.</text:span><text:span text:style-name="T1"> <text:line-break/></text:span><text:span text:style-name="T30">Метод </text:span><text:span text:style-name="Source_20_Text"><text:span text:style-name="T32">GetType</text:span></text:span><text:span text:style-name="T35"> </text:span><text:span text:style-name="T30">позволяет получить тип данного объекта.<text:line-break/>Метод Equals позволяет сравнить два объекта на равенство.<text:line-break/>Метод Equals принимает в качестве параметра объект любого типа, который мы затем приводим к текущему, если они являются объектами одного класса. Затем сравниваем по именам. Если имена равны, возвращаем true, что будет говорить, что объекты равны. Однако при необходимости реализацию метода можно сделать более сложной, например, сравнивать по нескольким свойствам при их наличии. <text:line-break/></text:span></text:p>
      <text:p text:style-name="P9">6. Что находится в mscorlib dll?</text:p>
      <text:p text:style-name="P9"><text:line-break/><text:span text:style-name="T2">Ядро среды выполнения.</text:span><text:line-break/></text:p>
      <text:p text:style-name="P7">7.Что такое «сборка»? Из чего состоит сборка .NET? <text:line-break/> Сборка (assembly) — </text:p>
      <text:p text:style-name="P7">► 1) это абстрактное понятие, для логической группировки одного или нескольких управляемых модулей или файлов ресурсов. </text:p>
      <text:p text:style-name="P8">► 2) дискретная единица многократно используемого кода внутри CLR<text:line-break/><text:line-break/><text:span text:style-name="T13">Сборка</text:span><text:span text:style-name="T14"> </text:span><text:span text:style-name="T13">- это логическая структурная единица .NET</text:span><text:span text:style-name="T14"> </text:span><text:span text:style-name="T13">приложений. Обычно сборка</text:span><text:span text:style-name="T14"> </text:span><text:span text:style-name="T13">действительно представляет из себя один EXE или DLL файл, но в общем случае может состоять</text:span><text:span text:style-name="T14"> </text:span><text:span text:style-name="T13">и из нескольких файлов.</text:span> <text:line-break/><text:span text:style-name="T76"><text:line-break/></text:span><text:span text:style-name="T31">Сборки имеют следующие составляющие:</text:span></text:p>
      <text:list xml:id="list590135326" text:style-name="L1">
        <text:list-item>
          <text:p text:style-name="P50">Манифест, который содержит метаданные сборки</text:p>
        </text:list-item>
        <text:list-item>
          <text:p text:style-name="P50">Метаданные типов. Используя эти метаданные, сборка определяет местоположение типов в файле приложения, а также места размещения их в памяти</text:p>
        </text:list-item>
        <text:list-item>
          <text:p text:style-name="P50">Собственно код приложения на языке MSIL, в который компилируется код C#</text:p>
        </text:list-item>
        <text:list-item>
          <text:p text:style-name="P53"><text:span text:style-name="T31">Ресурсы</text:span><text:line-break/></text:p>
        </text:list-item>
      </text:list>
      <text:p text:style-name="P9">8. <text:s/>Какие виды сборок существуют?</text:p>
      <text:p text:style-name="P9"><text:line-break/><text:span text:style-name="T75">►с нестрогими именами (weakly named assemblies) <text:line-break/>► со строгими именами (strongly named assemblies). <text:line-break/><text:line-break/> подписаны при помощи пары ключей, уникально идентифицирующей издателя сборки (безопасность, управление ее версиями, развертывание в любом месте пользовательского жесткого диска или в Интернете)  атрибуты: имя файла (без расширения), номер версии, идентификатор регионального стандарта и открытый ключ.<text:line-break/></text:span></text:p>
      <text:p text:style-name="P1">9. Что такое assembly manifest?<text:line-break/>Манифест - набор таблиц метаданных файлы, которые входят в сборку, общедоступные <text:s/>экспортируемые типы, файлы ресурсов или данных<text:line-break/></text:p>
      <text:p text:style-name="P10">10. Что такое GAC?<text:line-break/><text:span text:style-name="T13">GAC</text:span><text:span text:style-name="T14"> — </text:span><text:span text:style-name="T15">(</text:span>Global Assembly Cache<text:span text:style-name="T13">) — в инфраструктуре .NET — подсистема, хранящая сборки </text:span><text:soft-page-break/><text:span text:style-name="T13">CLI (CLI assembly) в централизованном репозитории.</text:span> <text:s/><text:span text:style-name="T16">Общие сборки хранятся в GAC – global access cache.</text:span> <text:line-break/></text:p>
      <text:p text:style-name="P1">11. Чем managed code отличается от unmanaged code<text:line-break/><text:span text:style-name="T21">Управляемый код – автоматическая сборка мусора. Можно просто создавать объекты.</text:span></text:p>
      <text:p text:style-name="P45">Неуправляемый код – нужно удалять объекты в ручную.</text:p>
      <text:p text:style-name="P42"><text:span text:style-name="T17">В первом приближении управляемым кодом называется код, выполнение которого управляется средой выполнения.</text:span><text:span text:style-name="T16"> </text:span><text:span text:style-name="T17">В этом случае соответствующая среда выполнения называется </text:span><text:span text:style-name="Strong_20_Emphasis"><text:span text:style-name="T18">общеязыковой средой выполнения</text:span></text:span><text:span text:style-name="T17"> или средой CLR, независимо от реализации (</text:span><text:a xlink:type="simple" xlink:href="https://www.mono-project.com/" text:style-name="Internet_20_link" text:visited-style-name="Visited_20_Internet_20_Link"><text:span text:style-name="T48">Mono</text:span></text:a><text:span text:style-name="T17">, .NET Framework или .NET Core).</text:span><text:span text:style-name="T16"> </text:span><text:span text:style-name="T17">Среда CLR отвечает за использование управляемого кода, его компиляцию в машинный код и последующее выполнение.Кроме того, среда выполнения предоставляет несколько важных служб, таких как автоматическое управление памятью, границы безопасности, безопасность типа и т. д.</text:span></text:p>
      <text:p text:style-name="P1"/>
      <text:p text:style-name="P1">12. Как и для чего определен метод Main?<text:line-break/><text:span text:style-name="T80">Main </text:span><text:span text:style-name="T3">определен как точка входа в программу. Именно с него начинается выполнение кода.<text:line-break/></text:span></text:p>
      <text:p text:style-name="P12">13. Варианты использования директивы using( using Directive ) в C#.<text:line-break/><text:span text:style-name="T24">Директива using </text:span><text:span text:style-name="T25">в</text:span><text:span text:style-name="T4">ключает в код библиотеки</text:span><text:span text:style-name="T84">,</text:span><text:span text:style-name="T4"> <text:line-break/></text:span><text:span text:style-name="T24">разрешает использование типов в пространстве имен</text:span><text:span text:style-name="T25">(</text:span><text:span text:style-name="T24"> поэтому уточнение использования типа в этом пространстве имен не требуется</text:span><text:span text:style-name="T77"> <text:s/></text:span><text:span text:style-name="T78">), </text:span><text:span text:style-name="T23">позволяет создавать псевдонимы пространства имен или типа</text:span><text:span text:style-name="T78">.<text:line-break/></text:span></text:p>
      <text:p text:style-name="P1">14. <text:span text:style-name="T75">Как связаны между собой сборки и пространства имен?</text:span><text:line-break/></text:p>
      <text:p text:style-name="P16">15. Что такое примитивные типы данных? Перечислите их.<text:line-break/><text:span text:style-name="T13">Примитивные</text:span><text:span text:style-name="T14"> </text:span><text:span text:style-name="T13">типы</text:span><text:span text:style-name="T14"> </text:span><text:span text:style-name="T13">данных</text:span><text:span text:style-name="T14"> – </text:span><text:span text:style-name="T13">это базовые типы</text:span><text:span text:style-name="T14"> </text:span><text:span text:style-name="T13">данных</text:span><text:span text:style-name="T14"> </text:span><text:span text:style-name="T13">языка программирования. Их</text:span><text:span text:style-name="T14"> </text:span><text:span text:style-name="T13">ключевая особенность в том, что данные</text:span><text:span text:style-name="T14"> </text:span><text:span text:style-name="T13">в них, в отличие от ссылочных типов, располагаются непосредственно [“в переменной”.] на участке памяти компьютера в котором находится переменная.</text:span> <text:line-break/><text:line-break/>►Типы данных, которые поддерживаются компилятором напрямую, называются примитивными (primitive types) или встроенными у них существуют прямые аналоги в библиотеке классов .NET Framework Class Library <text:line-break/><text:span text:style-name="Strong_20_Emphasis"><text:span text:style-name="Emphasis"><text:span text:style-name="T52">Числовые типы</text:span></text:span></text:span><text:span text:style-name="T51"> (</text:span><text:span text:style-name="Strong_20_Emphasis"><text:span text:style-name="Emphasis"><text:span text:style-name="T52">byte..double и decimal</text:span></text:span></text:span><text:span text:style-name="T51">);</text:span></text:p>
      <text:list xml:id="list3397893493" text:style-name="L2">
        <text:list-item>
          <text:p text:style-name="P55"><text:span text:style-name="Strong_20_Emphasis"><text:span text:style-name="Emphasis"><text:span text:style-name="T52">bool</text:span></text:span></text:span><text:span text:style-name="T51">;</text:span></text:p>
        </text:list-item>
        <text:list-item>
          <text:p text:style-name="P55"><text:span text:style-name="Strong_20_Emphasis"><text:span text:style-name="Emphasis"><text:span text:style-name="T52">string</text:span></text:span></text:span><text:span text:style-name="T51">;</text:span></text:p>
        </text:list-item>
        <text:list-item>
          <text:p text:style-name="P55"><text:span text:style-name="Strong_20_Emphasis"><text:span text:style-name="Emphasis"><text:span text:style-name="T52">object</text:span></text:span></text:span><text:span text:style-name="T51">;</text:span></text:p>
        </text:list-item>
        <text:list-item>
          <text:p text:style-name="P55"><text:span text:style-name="Strong_20_Emphasis"><text:span text:style-name="Emphasis"><text:span text:style-name="T52">dynamic</text:span></text:span></text:span><text:span text:style-name="T51">.</text:span></text:p>
        </text:list-item>
      </text:list>
      <text:p text:style-name="P13"/>
      <text:p text:style-name="P1">16. Что такое ссылочные типы? Какие типы относятся к ним?<text:line-break/><text:span text:style-name="T34"> </text:span><text:span text:style-name="T36">В переменных ссылочных типов хранятся ссылки на их данные (объекты).<text:line-break/>В C# также предусмотрены следующие встроенные ссылочные типы:</text:span></text:p>
      <text:list xml:id="list4294963731" text:style-name="L3">
        <text:list-item>
          <text:p text:style-name="P56"><text:a xlink:type="simple" xlink:href="https://docs.microsoft.com/ru-ru/dotnet/csharp/language-reference/builtin-types/reference-types" text:style-name="Internet_20_link" text:visited-style-name="Visited_20_Internet_20_Link"><text:span text:style-name="T37">dynamic</text:span></text:a></text:p>
        </text:list-item>
        <text:list-item>
          <text:p text:style-name="P56"><text:a xlink:type="simple" xlink:href="https://docs.microsoft.com/ru-ru/dotnet/csharp/language-reference/builtin-types/reference-types" text:style-name="Internet_20_link" text:visited-style-name="Visited_20_Internet_20_Link"><text:span text:style-name="T37">object</text:span></text:a></text:p>
        </text:list-item>
        <text:list-item>
          <text:p text:style-name="P56"><text:a xlink:type="simple" xlink:href="https://docs.microsoft.com/ru-ru/dotnet/csharp/language-reference/builtin-types/reference-types" text:style-name="Internet_20_link" text:visited-style-name="Visited_20_Internet_20_Link"><text:span text:style-name="T37">string</text:span></text:a></text:p>
        </text:list-item>
      </text:list>
      <text:p text:style-name="P32"/>
      <text:p text:style-name="P1">17. Какие типы относятся к типам-значениям?<text:line-break/><text:span text:style-name="T29">Целочисленные типы (</text:span><text:span text:style-name="Source_20_Text"><text:span text:style-name="T33">byte, sbyte, short, ushort, int, uint, long, ulong</text:span></text:span><text:span text:style-name="T29">)</text:span></text:p>
      <text:list xml:id="list3554101525" text:style-name="L4">
        <text:list-item>
          <text:p text:style-name="P54"><text:span text:style-name="T29">Типы с плавающей запятой (</text:span><text:span text:style-name="Source_20_Text"><text:span text:style-name="T33">float, double</text:span></text:span><text:span text:style-name="T29">)</text:span></text:p>
        </text:list-item>
        <text:list-item>
          <text:p text:style-name="P54"><text:span text:style-name="T29">Тип </text:span><text:span text:style-name="Source_20_Text"><text:span text:style-name="T33">decimal</text:span></text:span></text:p>
        </text:list-item>
        <text:list-item>
          <text:p text:style-name="P54"><text:soft-page-break/><text:span text:style-name="T29">Тип </text:span><text:span text:style-name="Source_20_Text"><text:span text:style-name="T33">bool</text:span></text:span></text:p>
        </text:list-item>
        <text:list-item>
          <text:p text:style-name="P54"><text:span text:style-name="T29">Тип </text:span><text:span text:style-name="Source_20_Text"><text:span text:style-name="T33">char</text:span></text:span></text:p>
        </text:list-item>
        <text:list-item>
          <text:p text:style-name="P54"><text:span text:style-name="T29">Перечисления </text:span><text:span text:style-name="Source_20_Text"><text:span text:style-name="T33">enum</text:span></text:span></text:p>
        </text:list-item>
        <text:list-item>
          <text:p text:style-name="P54"><text:span text:style-name="T29">Структуры (</text:span><text:span text:style-name="Source_20_Text"><text:span text:style-name="T33">struct</text:span></text:span><text:span text:style-name="T29">)</text:span></text:p>
        </text:list-item>
      </text:list>
      <text:p text:style-name="P1"/>
      <text:p text:style-name="P1">18. <text:s/>В чем отличие между ссылочными и значимыми типами данных?<text:line-break/><text:span text:style-name="T53">Значимые типы хранят значение, а ссылочные - ссылку на значение.</text:span> <text:line-break/><text:span text:style-name="T55">Главное отличие - это где храниться значение переменной. Для ссылочных типов - это куча, для значимых - это стек. При этом, ссылочная переменная (сама ссылка) храниться на стеке</text:span> <text:line-break/></text:p>
      <text:p text:style-name="P1">19. Что такое упаковка и распаковка значимых типов?<text:line-break/>► Упаковкой (boxing) называется процесс преобразования типа значения в тип System.Object или в тип интерфейса, который реализуется данным типом значением.<text:line-break/><text:line-break/>► распаковка (unboxing) получение указателя на исходный значимый тип (поля данных), содержащийся в объекте <text:line-break/></text:p>
      <text:p text:style-name="P1">20. В чем заключается разница между int и System.Int32? double и System.Double и т.д.?<text:line-break/><text:span text:style-name="T5">Разницы нет, так как первое в принципе является просто псевдонимом второго. <text:line-break/></text:span></text:p>
      <text:p text:style-name="P1">21. Для чего используется тип dynamic?</text:p>
      <text:p text:style-name="P17"><text:span text:style-name="T39">Dynamic </text:span><text:span text:style-name="T38">- динамический тип данных. Это такой тип данных, который не имеет привязанного типа и в любой момент может быть переопределен другим типом.</text:span> <text:line-break/><text:span text:style-name="T40">Используется, если нужно</text:span><text:span text:style-name="T38"> выполнить разные реализации относительно типа данных переменной. Для сокращения кода можно использовать dynamic c операторами сравнения.</text:span> <text:span text:style-name="T6">Однако этот тип очень ресурсозатратный.<text:line-break/><text:line-break/>►Назначение : ► Отражения или коммуникации с другими компонентами <text:line-break/>Использование:  для членов класса - поля, свойства/индексаторы, структур , для метода, делегата, или унарных/бинарных операторов <text:line-break/><text:line-break/></text:span>22. В чем заключается главное отличие между var и dynamic?</text:p>
      <text:p text:style-name="P48">динамическая переменная и переменная var могут хранить любой тип значения, но его необходимо инициализировать " var " во время объявления.</text:p>
      <text:p text:style-name="P46">компилятор не имеет никакой информации о "динамическом" типе переменной. var-безопасный компилятор i.e компилятор имеет всю информацию о сохраненном значении, так что это не вызывает никаких проблем во время выполнения.</text:p>
      <text:p text:style-name="P1"/>
      <text:p text:style-name="P1">23. Что такое неявно типизированная переменная?</text:p>
      <text:p text:style-name="P18"><text:span text:style-name="T13">Неявная</text:span><text:span text:style-name="T14"> </text:span><text:span text:style-name="T13">типизация</text:span><text:span text:style-name="T14"> — </text:span><text:span text:style-name="T13">типизация, при которой переменная</text:span><text:span text:style-name="T14"> </text:span><text:span text:style-name="T13">остается строго типизированной, а её тип определяется компилятором, исходя из присваиваемого значения.</text:span> <text:line-break/>при компиляции компилятор сам выводит тип данных исходя из присвоенного значения <text:line-break/>► неявно типизированные локальные переменные не допускают множественного объявления <text:line-break/></text:p>
      <text:p text:style-name="P1">24. Для чего используют Nullable тип?</text:p>
      <text:p text:style-name="P1"><text:span text:style-name="T26">Чтобы сделать возможным для значимых типов принимать значение </text:span><text:span text:style-name="Source_20_Text"><text:span text:style-name="T28">null</text:span></text:span><text:span text:style-name="T26">, нужно использовать специальную конструкцию — </text:span><text:span text:style-name="Strong_20_Emphasis"><text:span text:style-name="T27">тип, допускающий значение null (nullable type)</text:span></text:span><text:span text:style-name="T26">. Чтобы превратить значимый тип в тип, допускающий значение null, нужно при объявлении переменной непосредственно после </text:span><text:soft-page-break/><text:span text:style-name="T26">указания ее (значимого) типа поставить </text:span><text:span text:style-name="Strong_20_Emphasis"><text:span text:style-name="T27">знак </text:span></text:span><text:span text:style-name="Strong_20_Emphasis"><text:span text:style-name="Source_20_Text"><text:span text:style-name="T28">?</text:span></text:span></text:span><text:span text:style-name="T26">:</text:span> <text:line-break/></text:p>
      <table:table table:name="Таблица1" table:style-name="Таблица1">
        <table:table-column table:style-name="Таблица1.A"/>
        <table:table-column table:style-name="Таблица1.B"/>
        <table:table-row>
          <table:table-cell table:style-name="Таблица1.A1" office:value-type="string">
            <text:p text:style-name="P38">1</text:p>
            <text:p text:style-name="P38">2</text:p>
          </table:table-cell>
          <table:table-cell table:style-name="Таблица1.B1" office:value-type="string">
            <text:section text:style-name="Sect1" text:name="crayon-5f5e6cba94cc0557344784-1">
              <text:p text:style-name="P39"><text:span text:style-name="T85">string</text:span><text:span text:style-name="T86"> </text:span><text:span text:style-name="T87">s</text:span><text:span text:style-name="T86"> </text:span><text:span text:style-name="T87">=</text:span><text:span text:style-name="T86"> </text:span><text:span text:style-name="T85">null</text:span><text:span text:style-name="T87">;</text:span><text:span text:style-name="T86"> </text:span><text:span text:style-name="T88">// Допустимо, строка - ссылочный тип</text:span></text:p>
            </text:section>
            <text:section text:style-name="Sect1" text:name="crayon-5f5e6cba94cc0557344784-2">
              <text:p text:style-name="P39"><text:span text:style-name="T85">int</text:span><text:span text:style-name="T86"> </text:span><text:span text:style-name="T87">i</text:span><text:span text:style-name="T86"> </text:span><text:span text:style-name="T87">=</text:span><text:span text:style-name="T86"> </text:span><text:span text:style-name="T85">null</text:span><text:span text:style-name="T87">;</text:span><text:span text:style-name="T86"> </text:span><text:span text:style-name="T88">// Ошибка при компиляции - int не может иметь значение null</text:span></text:p>
            </text:section>
          </table:table-cell>
        </table:table-row>
      </table:table>
      <text:p text:style-name="P1"/>
      <text:p text:style-name="P1">25. Как объявить строковый литерал? Какие операции можно выполнять со строкой?</text:p>
      <text:p text:style-name="P24">► Поставить ещё один символ обратной косой черты (“\\”); ► Предварить строковый литерал символом ‘@’; ► В случае, если литерал есть путь к файлу (локальный или сетевой), каталогу или web-странице, можно использовать альтернативный символ '/' вместо “\\”. <text:line-break/><text:line-break/>Операции для строк </text:p>
      <text:p text:style-name="P24">► присваивание (=); </text:p>
      <text:p text:style-name="P24">► проверка на равенство содержимого (==); </text:p>
      <text:p text:style-name="P24">► проверка на неравенство (!=); </text:p>
      <text:p text:style-name="P24">► обращение по индексу ([]);</text:p>
      <text:p text:style-name="P24">► сцепление (конкатенация) строк (+) </text:p>
      <text:p text:style-name="P24">► &lt;,&gt;, &gt;=,&lt;= - сравнивают ссылки!!!!!!!! </text:p>
      <text:p text:style-name="P24"/>
      <text:p text:style-name="P24"> Строки равны, если имеют одинаковое количество символов и совпадают посимвольно.  Обращаться к отдельному элементу строки по индексу можно только для получения значения, но не для его изменения. </text:p>
      <text:p text:style-name="P24"> строки типа string относятся к неизменяемым типам данных. </text:p>
      <text:p text:style-name="P24"> Методы, изменяющие содержимое строки, на самом деле создают новую копию строки. Неиспользуемые «старые» копии автоматически удаляются сборщиком мусора. <text:line-break/></text:p>
      <text:p text:style-name="P1">26. Какие есть способы для задания и инициализации строк?</text:p>
      <text:p text:style-name="P1"><text:span text:style-name="T29">Создавать строки можно, как используя переменную типа string и присваивая ей значение, так и применяя один из конструкторов класса String:</text:span> <text:line-break/><text:span text:style-name="Source_20_Text"><text:span text:style-name="T43">string</text:span></text:span><text:span text:style-name="T43"> </text:span><text:span text:style-name="Source_20_Text"><text:span text:style-name="T43">s1 = "hello";</text:span></text:span></text:p>
      <text:p text:style-name="P36"><text:span text:style-name="Source_20_Text"><text:span text:style-name="T43">string</text:span></text:span><text:span text:style-name="T43"> </text:span><text:span text:style-name="Source_20_Text"><text:span text:style-name="T43">s2 = null;</text:span></text:span></text:p>
      <text:p text:style-name="P37"> </text:p>
      <text:p text:style-name="P36"><text:span text:style-name="Source_20_Text"><text:span text:style-name="T43">string</text:span></text:span><text:span text:style-name="T43"> </text:span><text:span text:style-name="Source_20_Text"><text:span text:style-name="T43">s3 = new</text:span></text:span><text:span text:style-name="T43"> </text:span><text:span text:style-name="Source_20_Text"><text:span text:style-name="T43">String('a', 6); // результатом будет строка "aaaaaa"</text:span></text:span></text:p>
      <text:p text:style-name="P36"><text:span text:style-name="Source_20_Text"><text:span text:style-name="T43">string</text:span></text:span><text:span text:style-name="T43"> </text:span><text:span text:style-name="Source_20_Text"><text:span text:style-name="T43">s4 = new</text:span></text:span><text:span text:style-name="T43"> </text:span><text:span text:style-name="Source_20_Text"><text:span text:style-name="T43">String(new</text:span></text:span><text:span text:style-name="T43"> </text:span><text:span text:style-name="Source_20_Text"><text:span text:style-name="T43">char[]{'w', 'o', 'r', 'l', 'd'});</text:span></text:span></text:p>
      <text:p text:style-name="P1"/>
      <text:p text:style-name="P1">27. Какие методы есть у типа String?</text:p>
      <text:h text:style-name="P34" text:outline-level="3">Основные методы строк</text:h>
      <text:p text:style-name="P44">Основная функциональность класса String раскрывается через его методы, среди которых можно выделить следующие:</text:p>
      <text:list xml:id="list1217463886" text:style-name="L5">
        <text:list-item>
          <text:p text:style-name="P51"><text:span text:style-name="T79">Compare</text:span>: сравнивает две строки с учетом текущей культуры (локали) пользователя</text:p>
        </text:list-item>
        <text:list-item>
          <text:p text:style-name="P51"><text:span text:style-name="T79">CompareOrdinal</text:span>: сравнивает две строки без учета локали</text:p>
        </text:list-item>
        <text:list-item>
          <text:p text:style-name="P51"><text:span text:style-name="T79">Contains</text:span>: определяет, содержится ли подстрока в строке</text:p>
        </text:list-item>
        <text:list-item>
          <text:p text:style-name="P51"><text:span text:style-name="T79">Concat</text:span>: соединяет строки</text:p>
        </text:list-item>
        <text:list-item>
          <text:p text:style-name="P51"><text:span text:style-name="T79">CopyTo</text:span>: копирует часть строки, начиная с определенного индекса в массив</text:p>
        </text:list-item>
        <text:list-item>
          <text:p text:style-name="P51"><text:span text:style-name="T79">EndsWith</text:span>: определяет, совпадает ли конец строки с подстрокой</text:p>
        </text:list-item>
        <text:list-item>
          <text:p text:style-name="P51"><text:span text:style-name="T79">Format</text:span>: форматирует строку</text:p>
        </text:list-item>
        <text:list-item>
          <text:p text:style-name="P51"><text:span text:style-name="T79">IndexOf</text:span>: находит индекс первого вхождения символа или подстроки в строке</text:p>
        </text:list-item>
        <text:list-item>
          <text:p text:style-name="P51"><text:span text:style-name="T79">Insert</text:span>: вставляет в строку подстроку</text:p>
        </text:list-item>
        <text:list-item>
          <text:p text:style-name="P51"><text:soft-page-break/><text:span text:style-name="T79">Join</text:span>: соединяет элементы массива строк</text:p>
        </text:list-item>
        <text:list-item>
          <text:p text:style-name="P51"><text:span text:style-name="T79">LastIndexOf</text:span>: находит индекс последнего вхождения символа или подстроки в строке</text:p>
        </text:list-item>
        <text:list-item>
          <text:p text:style-name="P51"><text:span text:style-name="T79">Replace</text:span>: замещает в строке символ или подстроку другим символом или подстрокой</text:p>
        </text:list-item>
        <text:list-item>
          <text:p text:style-name="P51"><text:span text:style-name="T79">Split</text:span>: разделяет одну строку на массив строк</text:p>
        </text:list-item>
        <text:list-item>
          <text:p text:style-name="P51"><text:span text:style-name="T79">Substring</text:span>: извлекает из строки подстроку, начиная с указанной позиции</text:p>
        </text:list-item>
        <text:list-item>
          <text:p text:style-name="P51"><text:span text:style-name="T79">ToLower</text:span>: переводит все символы строки в нижний регистр</text:p>
        </text:list-item>
        <text:list-item>
          <text:p text:style-name="P51"><text:span text:style-name="T79">ToUpper</text:span>: переводит все символы строки в верхний регистр</text:p>
        </text:list-item>
        <text:list-item>
          <text:p text:style-name="P51"><text:span text:style-name="T79">Trim</text:span>: удаляет начальные и конечные пробелы из строки</text:p>
        </text:list-item>
      </text:list>
      <text:p text:style-name="P1"/>
      <text:p text:style-name="P1">28. В чем отличие пустой и null строки?</text:p>
      <text:p text:style-name="P20">► Пустая строка — экземпляр объекта System.String, содержащий 0 символов: string s = ""; Для пустых строк можно вызывать методы. </text:p>
      <text:p text:style-name="P20">► Строки со значениями null не ссылаются на экземпляр объекта System.String, попытка вызвать метод для строки null вызовет исключение NullReferenceException. строки null можно использовать в операциях объединения и сравнения с другими строками. </text:p>
      <text:p text:style-name="P1"/>
      <text:p text:style-name="P1">29. Как можно выполнить сравнение строк?</text:p>
      <text:p text:style-name="P23"><text:span text:style-name="T54">В C# правильно сравнивать строки и через </text:span><text:span text:style-name="Source_20_Text"><text:span text:style-name="T58">==</text:span></text:span><text:span text:style-name="T54">, и через </text:span><text:span text:style-name="Source_20_Text"><text:span text:style-name="T58">Equals</text:span></text:span><text:span text:style-name="T54">. Но более предпочтительным будет сравнивать через </text:span><text:span text:style-name="Source_20_Text"><text:span text:style-name="T58">==</text:span></text:span><text:span text:style-name="T10"> <text:line-break/></text:span><text:span text:style-name="Strong_20_Emphasis"><text:span text:style-name="T50">Метод </text:span></text:span><text:span text:style-name="Strong_20_Emphasis"><text:span text:style-name="Source_20_Text"><text:span text:style-name="T57">Equals</text:span></text:span></text:span><text:span text:style-name="T53"> подразумевает сравнение </text:span><text:span text:style-name="Strong_20_Emphasis"><text:span text:style-name="T50">значений</text:span></text:span><text:span text:style-name="T53"> объектов ссылочного типа, он объявлен как </text:span><text:span text:style-name="Source_20_Text"><text:span text:style-name="T56">virtual</text:span></text:span><text:span text:style-name="T53"> и для строк он перегружен и сравнивает их, как и предполагается, по значению. В Ваших классах Вы должны давать свою реализацию для него. Иначе он будет вести себя как </text:span><text:span text:style-name="Source_20_Text"><text:span text:style-name="T56">ReferenceEquals</text:span></text:span><text:span text:style-name="T53"> и для ссылок, которые указывают не на один объект будет давать </text:span><text:span text:style-name="Source_20_Text"><text:span text:style-name="T56">false</text:span></text:span><text:span text:style-name="T53">, хоть они и будут равны по значению.</text:span></text:p>
      <text:p text:style-name="P43"><text:span text:style-name="Strong_20_Emphasis"><text:span text:style-name="T50">Оператор </text:span></text:span><text:span text:style-name="Strong_20_Emphasis"><text:span text:style-name="Source_20_Text"><text:span text:style-name="T57">==</text:span></text:span></text:span><text:span text:style-name="T53"> для строк представляют свою реализацию, отличную от стандартной для всех других объектов ссылочного типа. Если сравниваемые ссылки имеют тип </text:span><text:span text:style-name="Source_20_Text"><text:span text:style-name="T56">System.String</text:span></text:span><text:span text:style-name="T53">, то он сначала сравнит указывают ли ссылки на один тот же объект и если нет, то будет сравнивать две ссылки типа </text:span><text:span text:style-name="Source_20_Text"><text:span text:style-name="T56">System.String</text:span></text:span><text:span text:style-name="T53"> по значению.</text:span></text:p>
      <text:p text:style-name="P14"/>
      <text:p text:style-name="P1">30. В чем отличие типов String и StringBuilder?</text:p>
      <text:p text:style-name="P25"><text:span text:style-name="T42">Основное</text:span><text:span text:style-name="T34"> </text:span><text:span text:style-name="T41">отличие - StringBuilder можно изменять после создания.</text:span> <text:line-break/><text:span text:style-name="Emphasis"><text:span text:style-name="Strong_20_Emphasis"><text:span text:style-name="T59">String</text:span></text:span></text:span><text:span text:style-name="T60"> – неизменяемая строка.</text:span></text:p>
      <text:list xml:id="list2221653974" text:style-name="L6">
        <text:list-header>
          <text:p text:style-name="P57"><text:span text:style-name="Emphasis"><text:span text:style-name="Strong_20_Emphasis"><text:span text:style-name="T59">StringBuilder</text:span></text:span></text:span><text:span text:style-name="T60"> – изменяемая строка с высокой производительностью, но без синхронизации.</text:span></text:p>
        </text:list-header>
      </text:list>
      <text:p text:style-name="P25"><text:line-break/></text:p>
      <text:p text:style-name="P1">31. Поясните явные преобразования переменных с помощью команд Convert.</text:p>
      <text:p text:style-name="P47">Класс <text:span text:style-name="T79">Convert</text:span> представляет еще один способ для преобразования значений. Для этого в нем определены следующие статические методы:</text:p>
      <text:list xml:id="list3691512282" text:style-name="L7">
        <text:list-item>
          <text:p text:style-name="P52">ToBoolean(value)</text:p>
        </text:list-item>
        <text:list-item>
          <text:p text:style-name="P52">ToByte(value)</text:p>
        </text:list-item>
        <text:list-item>
          <text:p text:style-name="P52">ToChar(value)</text:p>
        </text:list-item>
        <text:list-item>
          <text:p text:style-name="P52">ToDateTime(value)</text:p>
        </text:list-item>
        <text:list-item>
          <text:p text:style-name="P52">ToDecimal(value)</text:p>
        </text:list-item>
        <text:list-item>
          <text:p text:style-name="P52">ToDouble(value)</text:p>
        </text:list-item>
        <text:list-item>
          <text:p text:style-name="P52">ToInt16(value)</text:p>
        </text:list-item>
        <text:list-item>
          <text:p text:style-name="P52">ToInt32(value)</text:p>
        </text:list-item>
        <text:list-item>
          <text:p text:style-name="P52">ToInt64(value)</text:p>
        </text:list-item>
        <text:list-item>
          <text:p text:style-name="P52">ToSByte(value)</text:p>
        </text:list-item>
        <text:list-item>
          <text:p text:style-name="P52">ToSingle(value)</text:p>
        </text:list-item>
        <text:list-item>
          <text:p text:style-name="P52"><text:soft-page-break/>ToUInt16(value)</text:p>
        </text:list-item>
        <text:list-item>
          <text:p text:style-name="P52">ToUInt32(value)</text:p>
        </text:list-item>
        <text:list-item>
          <text:p text:style-name="P52">ToUInt64(value)</text:p>
        </text:list-item>
      </text:list>
      <text:p text:style-name="P44">В качестве параметра в эти методы может передаваться значение различных примитивных типов, необязательно строки:</text:p>
      <text:p text:style-name="P1"/>
      <table:table table:name="Таблица2" table:style-name="Таблица2">
        <table:table-column table:style-name="Таблица2.A"/>
        <table:table-column table:style-name="Таблица2.B"/>
        <table:table-row>
          <table:table-cell table:style-name="Таблица2.A1" office:value-type="string">
            <text:p text:style-name="P40">1</text:p>
            <text:p text:style-name="P40">2</text:p>
            <text:p text:style-name="P40">3</text:p>
            <text:p text:style-name="P40">4</text:p>
          </table:table-cell>
          <table:table-cell table:style-name="Таблица2.A1" office:value-type="string">
            <text:p text:style-name="P41"><text:span text:style-name="Source_20_Text"><text:span text:style-name="T67">int</text:span></text:span><text:span text:style-name="T67"> </text:span><text:span text:style-name="Source_20_Text"><text:span text:style-name="T67">n = Convert.ToInt32("23");</text:span></text:span></text:p>
            <text:p text:style-name="P41"><text:span text:style-name="Source_20_Text"><text:span text:style-name="T67">bool</text:span></text:span><text:span text:style-name="T67"> </text:span><text:span text:style-name="Source_20_Text"><text:span text:style-name="T67">b = true;</text:span></text:span></text:p>
            <text:p text:style-name="P41"><text:span text:style-name="Source_20_Text"><text:span text:style-name="T67">double</text:span></text:span><text:span text:style-name="T67"> </text:span><text:span text:style-name="Source_20_Text"><text:span text:style-name="T67">d = Convert.ToDouble(b);</text:span></text:span></text:p>
            <text:p text:style-name="P41"><text:span text:style-name="Source_20_Text"><text:span text:style-name="T67">Console.WriteLine($"n={n}  d={d}");</text:span></text:span></text:p>
          </table:table-cell>
        </table:table-row>
      </table:table>
      <text:p text:style-name="P1"><text:span text:style-name="T29">Однако опять же, как и в случае с методом Parse, если методу не удастся преобразовать значение к нужному типу, то он выбрасывает исключение FormatException.</text:span> <text:line-break/></text:p>
      <text:p text:style-name="P1">32. Как выполнить консольный ввод/вывод?</text:p>
      <text:p text:style-name="P15"><text:span text:style-name="T8">С помощью </text:span><text:span text:style-name="T82">Console.Write</text:span><text:span text:style-name="T81">Line</text:span><text:span text:style-name="T82">() </text:span><text:span text:style-name="T7">и </text:span>Console.ReadLine(); </text:p>
      <text:p text:style-name="P15"/>
      <text:p text:style-name="P19">33. Приведите примеры определения и инициализации одномерных и двумерных массивов.</text:p>
      <text:p text:style-name="P26"><text:line-break/><text:span text:style-name="T61">Массив — это структура данных, содержащая несколько переменных, доступ к которым осуществляется по вычисляемым индексам. Содержащиеся в массиве переменные именуются элементами этого массива. Все они имеют одинаковый тип, который называется типом элементов массива. В C# массивы могут быть как одномерными, так и многомерными.</text:span> <text:line-break/><text:line-break/>// Объявление массива </text:p>
      <text:p text:style-name="P35">&lt;тип&gt;[] &lt;имя&gt;;</text:p>
      <text:p text:style-name="P27"><text:span text:style-name="T61">Многомерный массив содержит два или больше измерений, причем доступ к каждому элементу такого массива осуществляется с помощью определенной комбинации двух или более индексов.</text:span> <text:line-break/><text:line-break/><text:span text:style-name="T11">Всевозможные определения двумерных массивов<text:line-break/>int[,] nums1;</text:span></text:p>
      <text:p text:style-name="Preformatted_20_Text">int[,] nums2 = new int[2, 3];</text:p>
      <text:p text:style-name="Preformatted_20_Text">int[,] nums3 = new int[2, 3] { { 0, 1, 2 }, { 3, 4, 5 } };</text:p>
      <text:p text:style-name="Preformatted_20_Text">int[,] nums4 = new int[,] { { 0, 1, 2 }, { 3, 4, 5 } };</text:p>
      <text:p text:style-name="Preformatted_20_Text">int[,] nums5 = new [,]{ { 0, 1, 2 }, { 3, 4, 5 } };</text:p>
      <text:p text:style-name="P35">int[,] nums6 = { { 0, 1, 2 }, { 3, 4, 5 } };</text:p>
      <text:p text:style-name="P27"><text:line-break/></text:p>
      <text:p text:style-name="P19">34. Что такое ступенчатый массив? Как его задать?</text:p>
      <text:p text:style-name="P28"><text:span text:style-name="T13">Ступенчатые</text:span><text:span text:style-name="T14"> </text:span><text:span text:style-name="T13">массивы. Ступенчатый</text:span><text:span text:style-name="T14"> </text:span><text:span text:style-name="T13">массив</text:span><text:span text:style-name="T14"> – </text:span><text:span text:style-name="T13">это массив</text:span><text:span text:style-name="T14"> </text:span><text:span text:style-name="T13">массивов, в котором длина каждого массива</text:span><text:span text:style-name="T14"> </text:span><text:span text:style-name="T13">может быть разной. <text:line-break/></text:span><text:span text:style-name="T61">Ступенчатый массивы объявляются с помощью ряда квадратных скобок, в которых указывается их размерность. Например, для </text:span><text:soft-page-break/><text:span text:style-name="T61">объявления двумерного ступенчатого массива служит следующая общая форма:</text:span><text:span text:style-name="T13"> <text:line-break/></text:span> тип [][] имя массива = new тип[размер] [];</text:p>
      <text:p text:style-name="P29"><text:line-break/><text:span text:style-name="T12">Пример:<text:line-break/><text:line-break/> int i = 0;</text:span></text:p>
      <text:p text:style-name="Preformatted_20_Text"><text:s text:c="12"/>// Объявляем ступенчатый массив</text:p>
      <text:p text:style-name="Preformatted_20_Text"><text:s text:c="12"/>// В нем будет три массива длиной, соответственно,</text:p>
      <text:p text:style-name="Preformatted_20_Text"><text:s text:c="12"/>// 3, 5 и 4 элемента</text:p>
      <text:p text:style-name="Preformatted_20_Text"><text:s text:c="12"/>int[][] myArr = new int[3][];</text:p>
      <text:p text:style-name="Preformatted_20_Text"><text:s text:c="12"/>myArr[0] = new int[3];</text:p>
      <text:p text:style-name="Preformatted_20_Text"><text:s text:c="12"/>myArr[1] = new int[5];</text:p>
      <text:p text:style-name="Preformatted_20_Text"><text:s text:c="12"/>myArr[2] = new int[4];</text:p>
      <text:p text:style-name="Preformatted_20_Text"/>
      <text:p text:style-name="Preformatted_20_Text"><text:s text:c="12"/>// Инициализируем ступенчатый массив</text:p>
      <text:p text:style-name="Preformatted_20_Text"><text:s text:c="12"/>for (; i &lt; 3; i++)</text:p>
      <text:p text:style-name="Preformatted_20_Text"><text:s text:c="12"/>{</text:p>
      <text:p text:style-name="Preformatted_20_Text"><text:s text:c="16"/>myArr[0][i] = i;</text:p>
      <text:p text:style-name="Preformatted_20_Text"><text:s text:c="16"/>Console.Write("{0}\t", myArr[0][i]);</text:p>
      <text:p text:style-name="Preformatted_20_Text"><text:s text:c="12"/>}</text:p>
      <text:p text:style-name="Preformatted_20_Text"/>
      <text:p text:style-name="Preformatted_20_Text"><text:s text:c="12"/>Console.WriteLine();</text:p>
      <text:p text:style-name="Preformatted_20_Text"><text:s text:c="12"/>for (i = 0; i &lt; 5; i++)</text:p>
      <text:p text:style-name="Preformatted_20_Text"><text:s text:c="12"/>{</text:p>
      <text:p text:style-name="Preformatted_20_Text"><text:s text:c="16"/>myArr[1][i] = i;</text:p>
      <text:p text:style-name="Preformatted_20_Text"><text:s text:c="16"/>Console.Write("{0}\t", myArr[1][i]);</text:p>
      <text:p text:style-name="Preformatted_20_Text"><text:s text:c="12"/>}</text:p>
      <text:p text:style-name="Preformatted_20_Text"><text:s text:c="12"/>Console.WriteLine();</text:p>
      <text:p text:style-name="Preformatted_20_Text"><text:s text:c="12"/>for (i = 0; i &lt; 4; i++)</text:p>
      <text:p text:style-name="Preformatted_20_Text"><text:s text:c="12"/>{</text:p>
      <text:p text:style-name="Preformatted_20_Text"><text:s text:c="16"/>myArr[2][i] = i;</text:p>
      <text:p text:style-name="Preformatted_20_Text"><text:s text:c="16"/>Console.Write("{0}\t", myArr[2][i]);</text:p>
      <text:p text:style-name="P35"><text:s text:c="12"/>}</text:p>
      <text:p text:style-name="P29"><text:line-break/></text:p>
      <text:p text:style-name="P1">35. Какие типы можно использовать в foreach? Приведите пример.</text:p>
      <text:p text:style-name="P31"><text:span text:style-name="T62">Оператор цикла </text:span><text:span text:style-name="T66">foreach</text:span><text:span text:style-name="T65"> </text:span><text:span text:style-name="T62">предназначен для перебора элементов коллекции или массива.<text:line-break/></text:span><text:span text:style-name="T64">Использовать можно л</text:span><text:span text:style-name="T68">юбой тип, у которого есть метод GetEnumerator(), возвращающий объект, который, в свою очередь, реализует метод MoveNext и свойство Current. Другими словами – в foreach можно использовать любой тип, если он реализует интефейс IEnumerable с методом GetNumerator, который возвращает любой объект, реализующий IEnumerator.</text:span><text:span text:style-name="T62"> <text:line-break/><text:line-break/></text:span><text:span text:style-name="T46">static void Main(string[] args)</text:span><text:span text:style-name="T63"><text:line-break/></text:span><text:span text:style-name="T46">{</text:span><text:span text:style-name="T63"><text:line-break/></text:span><text:span text:style-name="T45">   </text:span><text:span text:style-name="T46">int[] numbers = { 4, 7, 13, 20, 33, 23, 54 };</text:span><text:span text:style-name="T63"><text:line-break/></text:span><text:span text:style-name="T45">   </text:span><text:span text:style-name="T46">int s = 0;</text:span><text:span text:style-name="T63"><text:line-break/><text:line-break/></text:span><text:span text:style-name="T45">   </text:span><text:span text:style-name="T46">foreach (int el in numbers)</text:span><text:span text:style-name="T63"><text:line-break/></text:span><text:span text:style-name="T45">   </text:span><text:span text:style-name="T46">{</text:span><text:span text:style-name="T63"><text:line-break/></text:span><text:span text:style-name="T45">     </text:span><text:span text:style-name="T46">s += el;</text:span><text:span text:style-name="T63"><text:line-break/></text:span><text:span text:style-name="T45">   </text:span><text:span text:style-name="T46">}</text:span><text:span text:style-name="T63"><text:line-break/></text:span><text:span text:style-name="T45">   </text:span><text:span text:style-name="T46">Console.WriteLine(s);</text:span><text:span text:style-name="T63"><text:line-break/></text:span><text:span text:style-name="T45">   </text:span><text:span text:style-name="T46">Console.ReadKey();</text:span><text:span text:style-name="T63"><text:line-break/></text:span><text:span text:style-name="T46">}</text:span><text:span text:style-name="T63"> </text:span><text:span text:style-name="T62"><text:line-break/><text:line-break/></text:span><text:line-break/></text:p>
      <text:p text:style-name="P1">36. Что такое кортеж? Для чего и как он используется?</text:p>
      <text:p text:style-name="P21"><text:soft-page-break/>Кортежи (tuple) комбинируют объекты различных типов (от одного до восьми). <text:line-break/>Свойства: </text:p>
      <text:p text:style-name="P22">►создается один раз и остается неименным (все свойства доступны только для чтения) ►позволяют использовать методы CompareTo, Equals, GetHashCode и ToString, свойство Size ►реализуют интерфейсы IStructuralEquatable, IStructuralComparable и IComparable (можно сравнивать) <text:line-break/><text:line-break/>Кортежи - значимый тип, System.ValueTuple. элементы - открытые поля, могут сравниваться на равенство, присвоится др.др <text:line-break/></text:p>
      <text:p text:style-name="P1">37. Что такое локальная функция? <text:s/>Какова область ее видимости?</text:p>
      <text:p text:style-name="P30"><text:span text:style-name="T9">Область видимости локальной функции это блок кода в котором она обьявлена. Т.е. она «не существует» за пределами </text:span><text:span text:style-name="T83">{} </text:span><text:span text:style-name="T9">в которых объявлена. <text:line-break/><text:line-break/>►вспомогательная функция - внутри метода, в котором вызывается <text:line-break/></text:span></text:p>
      <text:p text:style-name="P1">38. <text:s/>В чем разница между кодом, заключенным в блок checked и кодом, заключенным в блок unchecked?</text:p>
      <text:p text:style-name="P49">В C# имеется специальное средство, связанное с генерированием исключений, возникающих при переполнении в арифметических вычислениях. Как известно, результаты некоторых видов арифметических вычислений могут превышать диапазон представления чисел для типа данных, используемого в вычислении. В этом случае происходит так называемое <text:span text:style-name="Emphasis">переполнение</text:span>.</text:p>
      <text:p text:style-name="Text_20_body">В C# допускается указывать, будет ли в коде сгенерировано исключение при переполнении, с помощью ключевых слов checked и unchecked. Так, если требуется указать, что выражение будет проверяться на переполнение, следует использовать <text:span text:style-name="Strong_20_Emphasis">ключевое слово checked</text:span>, а если требуется проигнорировать переполнение — <text:span text:style-name="Strong_20_Emphasis">ключевое слово unchecked</text:span>. В последнем случае результат усекается, чтобы не выйти за пределы диапазона представления чисел для целевого типа выражения.</text:p>
      <text:p text:style-name="Text_20_body">У ключевого слова checked имеются две общие формы. В одной форме проверяется конкретное выражение, и поэтому она называется операторной. А в другой форме проверяется блок операторов, и поэтому она называется блочной.</text:p>
      <text:p text:style-name="P49">Если вычисление проверяемого выражения приводит к переполнению, то генерируется исключение <text:span text:style-name="Emphasis">OverflowException</text:span>.</text:p>
      <text:p text:style-name="Text_20_body">У ключевого слова unchecked также имеются две общие формы. В первой, операторной форме переполнение игнорируется при вычислении конкретного выражения. А во второй, блочной форме оно игнорируется при выполнении блока операторов</text:p>
      <text:p text:style-name="P1"><text:span text:style-name="T47">Если же в непроверяемом выражении происходит переполнение, то результат его вычисления усекается</text:span><text:span text:style-name="T69">.</text:span> <text:line-break/></text:p>
      <text:p text:style-name="P1">39. Какой контекст (checked/unchecked) применяется по умолчанию? Как можно переопределить это поведение?<text:line-break/><text:line-break/><text:span text:style-name="T47">Потребность в применении ключевого слова checked или unchecked может возникнуть, в частности, потому, что по умолчанию проверяемое или непроверяемое состояние переполнения определяется путем установки соответствующего параметра компилятора и настройки самой среды выполнения. Поэтому в некоторых программах состояние переполнения лучше проверять явным образом.</text:span><text:span text:style-name="T70"> <text:line-break/></text:span><text:soft-page-break/><text:span text:style-name="T72">Проще говоря, </text:span><text:span text:style-name="T74">unchecked </text:span><text:span text:style-name="T72">не выводит исключение в консоль, </text:span><text:span text:style-name="T74">checked </text:span><text:span text:style-name="T72">же сообщает об переполнении.</text:span></text:p>
      <text:p text:style-name="P33"><text:span text:style-name="T72">П</text:span><text:span text:style-name="T71">о умолчанию применяется </text:span><text:span text:style-name="T73">uncheked, </text:span><text:span text:style-name="T71">так как сообщение о переполнении не выводится, есил прямо об этом не попросить с помощью </text:span><text:span text:style-name="T73">checked.</text:span></text:p>
      <text:p text:style-name="P1"/>
      <text:p text:style-name="P1">40. Для чего используется ключевое слово fixed? Каковы особенности его использования? <text:line-break/><text:span text:style-name="Source_20_Text"><text:span text:style-name="T44">Fixed </text:span></text:span><text:span text:style-name="T36">Ключевое слово позволяет «закрепить» локальную систему в стеке, чтобы предотвратить их сбор или перемещение во время сборки мусора.</text:span><text:span text:style-name="T34"> </text:span><text:span text:style-name="T36">Он используется для сценариев низкого уровня программирования.</text:span><text:span text:style-name="T70">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Arial, Helvetica, sans-serif"/>
    <style:font-face style:name="Arial2" svg:font-family="Arial, 'Helvetica Neue', Helvetica, sans-serif"/>
    <style:font-face style:name="Arial1" svg:font-family="Arial, Helvetica, sans-serif"/>
    <style:font-face style:name="Consolas" svg:font-family="Consolas, 'Courier New', monospace"/>
    <style:font-face style:name="Consolas1" svg:font-family="Consolas, Menlo, Monaco, 'Lucida Console', 'Liberation Mono', 'DejaVu Sans Mono', 'Bitstream Vera Sans Mono', 'Courier New', monospace, sans-serif"/>
    <style:font-face style:name="Exo2" svg:font-family="Exo2, sans"/>
    <style:font-face style:name="Georgia" svg:font-family="Georgia, 'Bitstream Charter', serif"/>
    <style:font-face style:name="Helvetica Neue" svg:font-family="'Helvetica Neue', Helvetica, Arial, sans-serif"/>
    <style:font-face style:name="Inconsolata" svg:font-family="Inconsolata, monospace"/>
    <style:font-face style:name="Lato" svg:font-family="Lato, sans-serif"/>
    <style:font-face style:name="Mangal1" svg:font-family="Mangal"/>
    <style:font-face style:name="Noto Serif" svg:font-family="'Noto Serif', serif"/>
    <style:font-face style:name="OpenSansRegular" svg:font-family="OpenSansRegular, sans-serif"/>
    <style:font-face style:name="Rubik" svg:font-family="Rubik, sans-serif"/>
    <style:font-face style:name="SFMono-Regular" svg:font-family="SFMono-Regular, Consolas, 'Liberation Mono', Menlo, Courier, monospace"/>
    <style:font-face style:name="Segoe UI" svg:font-family="'Segoe UI', SegoeUI, 'Helvetica Neue', Helvetica, Arial, sans-serif"/>
    <style:font-face style:name="Verdana" svg:font-family="Verdana"/>
    <style:font-face style:name="YS Text Fallback" svg:font-family="'YS Text Fallback', Arial, Helvetica, sans-serif"/>
    <style:font-face style:name="inherit" svg:font-family="inherit"/>
    <style:font-face style:name="monospace" svg:font-family="monospace"/>
    <style:font-face style:name="verdana" svg:font-family="verdana, arial, helvetica, sans-serif"/>
    <style:font-face style:name="verdana1" svg:font-family="verdana, geneva, lucida, 'lucida grande', arial, helvetic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09-22T11:49:42.334000000</dc:date>
    <meta:editing-duration>PT8H8M44S</meta:editing-duration>
    <meta:editing-cycles>145</meta:editing-cycles>
    <meta:document-statistic meta:table-count="2" meta:image-count="0" meta:object-count="0" meta:page-count="10" meta:paragraph-count="196" meta:word-count="2900" meta:character-count="21152" meta:non-whitespace-character-count="17980"/>
  </office:meta>
</office:document-meta>
</file>